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220000023411E8FFF581AA5D5E.png" manifest:media-type="image/png"/>
  <manifest:file-entry manifest:full-path="Pictures/10000201000007220000023427452C1B1B0DF7FE.png" manifest:media-type="image/png"/>
  <manifest:file-entry manifest:full-path="Pictures/100002010000072200000234B4D55DB929EAC174.png" manifest:media-type="image/png"/>
  <manifest:file-entry manifest:full-path="Pictures/10000201000008B90000034775287A7DC5115A24.png" manifest:media-type="image/png"/>
  <manifest:file-entry manifest:full-path="Pictures/10000201000008C2000003477A26CC6397485DE8.png" manifest:media-type="image/png"/>
  <manifest:file-entry manifest:full-path="Pictures/1000020100000A92000002C73435D192A657B42B.png" manifest:media-type="image/png"/>
  <manifest:file-entry manifest:full-path="Pictures/100002010000020400000186EA4652F29949ECA9.png" manifest:media-type="image/png"/>
  <manifest:file-entry manifest:full-path="Pictures/10000201000007220000023483660B30A80E106A.png" manifest:media-type="image/png"/>
  <manifest:file-entry manifest:full-path="Pictures/1000020100000249000001E89547F825738DD290.png" manifest:media-type="image/png"/>
  <manifest:file-entry manifest:full-path="Pictures/100000000000005700000059165D5FF3AF79DBC7.jpg" manifest:media-type="image/jpeg"/>
  <manifest:file-entry manifest:full-path="Pictures/1000020100000292000001B509FBC3C6B17F4B9E.png" manifest:media-type="image/png"/>
  <manifest:file-entry manifest:full-path="Pictures/10000201000002140000032A21116C2A7DE56FFE.png" manifest:media-type="image/png"/>
  <manifest:file-entry manifest:full-path="Pictures/10000201000004D6000002D6111ABFD63CEF000C.png" manifest:media-type="image/png"/>
  <manifest:file-entry manifest:full-path="Pictures/10000201000004BA00000268AC15C334329CCB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in" fo:margin-bottom="0in"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099eb"/>
    </style:style>
    <style:style style:name="P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1cb9d"/>
    </style:style>
    <style:style style:name="P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7674f"/>
    </style:style>
    <style:style style:name="P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8ad7b"/>
    </style:style>
    <style:style style:name="P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3a9a87"/>
    </style:style>
    <style:style style:name="P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47757"/>
    </style:style>
    <style:style style:name="P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5f4c70"/>
    </style:style>
    <style:style style:name="P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60cd17"/>
    </style:style>
    <style:style style:name="P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449b3"/>
    </style:style>
    <style:style style:name="P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65ef4"/>
    </style:style>
    <style:style style:name="P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c449c"/>
    </style:style>
    <style:style style:name="P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195b7"/>
    </style:style>
    <style:style style:name="P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4f6dd"/>
    </style:style>
    <style:style style:name="P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8c7108"/>
    </style:style>
    <style:style style:name="P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8b6c6"/>
    </style:style>
    <style:style style:name="P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993ada"/>
    </style:style>
    <style:style style:name="P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a81a69"/>
    </style:style>
    <style:style style:name="P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b9aa0d"/>
    </style:style>
    <style:style style:name="P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c0aa34"/>
    </style:style>
    <style:style style:name="P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7c58d"/>
    </style:style>
    <style:style style:name="P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ed792e"/>
    </style:style>
    <style:style style:name="P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f70c39"/>
    </style:style>
    <style:style style:name="P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0d9734"/>
    </style:style>
    <style:style style:name="P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0e3b1"/>
    </style:style>
    <style:style style:name="P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c275f"/>
    </style:style>
    <style:style style:name="P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212dbe"/>
    </style:style>
    <style:style style:name="P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5af79"/>
    </style:style>
    <style:style style:name="P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6e227"/>
    </style:style>
    <style:style style:name="P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7fc296"/>
    </style:style>
    <style:style style:name="P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83a5e8"/>
    </style:style>
    <style:style style:name="P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46cca"/>
    </style:style>
    <style:style style:name="P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7391e"/>
    </style:style>
    <style:style style:name="P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998e1a"/>
    </style:style>
    <style:style style:name="P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08a8d"/>
    </style:style>
    <style:style style:name="P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87530"/>
    </style:style>
    <style:style style:name="P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ae92fb"/>
    </style:style>
    <style:style style:name="P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69e8e"/>
    </style:style>
    <style:style style:name="P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bea9c2"/>
    </style:style>
    <style:style style:name="P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9ce7b"/>
    </style:style>
    <style:style style:name="P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ab26d"/>
    </style:style>
    <style:style style:name="P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ce3262"/>
    </style:style>
    <style:style style:name="P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4d014"/>
    </style:style>
    <style:style style:name="P5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57959"/>
    </style:style>
    <style:style style:name="P5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d6fdf7"/>
    </style:style>
    <style:style style:name="P5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7c8e7"/>
    </style:style>
    <style:style style:name="P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a9ec"/>
    </style:style>
    <style:style style:name="P6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f5afb"/>
    </style:style>
    <style:style style:name="P6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f0acce"/>
    </style:style>
    <style:style style:name="P6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07fb98"/>
    </style:style>
    <style:style style:name="P6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12c88e"/>
    </style:style>
    <style:style style:name="P6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6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6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2" style:family="paragraph" style:parent-style-name="Standard">
      <style:paragraph-properties fo:margin-top="0in" fo:margin-bottom="0in" loext:contextual-spacing="false" fo:line-height="150%" fo:text-align="justify" style:justify-single-word="false" style:register-true="true">
        <style:tab-stops>
          <style:tab-stop style:position="0.7917in"/>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2dcb2"/>
    </style:style>
    <style:style style:name="P7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45214"/>
    </style:style>
    <style:style style:name="P7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26351b"/>
    </style:style>
    <style:style style:name="P7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449b3"/>
    </style:style>
    <style:style style:name="P7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79732"/>
    </style:style>
    <style:style style:name="P7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7c449c"/>
    </style:style>
    <style:style style:name="P79"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8c7108"/>
    </style:style>
    <style:style style:name="P80"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a16d43"/>
    </style:style>
    <style:style style:name="P81"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cb0d27"/>
    </style:style>
    <style:style style:name="P82"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e53b33"/>
    </style:style>
    <style:style style:name="P83"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0f39abe"/>
    </style:style>
    <style:style style:name="P84"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379143"/>
    </style:style>
    <style:style style:name="P85"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3a2e1"/>
    </style:style>
    <style:style style:name="P86"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749698"/>
    </style:style>
    <style:style style:name="P87"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c61c6a"/>
    </style:style>
    <style:style style:name="P88" style:family="paragraph" style:parent-style-name="Standard">
      <style:paragraph-properties fo:margin-top="0in" fo:margin-bottom="0in" loext:contextual-spacing="false" fo:line-height="115%" fo:text-align="justify" style:justify-single-word="false" style:register-true="true">
        <style:tab-stops>
          <style:tab-stop style:position="0.7917in"/>
        </style:tab-stops>
      </style:paragraph-properties>
      <style:text-properties officeooo:paragraph-rsid="01e34b6b"/>
    </style:style>
    <style:style style:name="P8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5f4c70" officeooo:paragraph-rsid="005dccd8"/>
    </style:style>
    <style:style style:name="P9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98b6c6"/>
    </style:style>
    <style:style style:name="P9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cfeceb"/>
    </style:style>
    <style:style style:name="P9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94f87"/>
    </style:style>
    <style:style style:name="P9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db9730"/>
    </style:style>
    <style:style style:name="P9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4243"/>
    </style:style>
    <style:style style:name="P9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0e2c3b2"/>
    </style:style>
    <style:style style:name="P9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0e3b1"/>
    </style:style>
    <style:style style:name="P9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98b6c6" officeooo:paragraph-rsid="01170e46"/>
    </style:style>
    <style:style style:name="P9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098b6c6"/>
    </style:style>
    <style:style style:name="P9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379143"/>
    </style:style>
    <style:style style:name="P10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3a2e1"/>
    </style:style>
    <style:style style:name="P10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749698"/>
    </style:style>
    <style:style style:name="P10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808b59"/>
    </style:style>
    <style:style style:name="P10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c61c6a"/>
    </style:style>
    <style:style style:name="P10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f3df7d" officeooo:paragraph-rsid="01e34b6b"/>
    </style:style>
    <style:style style:name="P10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0e3b1"/>
    </style:style>
    <style:style style:name="P10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8ea60"/>
    </style:style>
    <style:style style:name="P10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ff94c"/>
    </style:style>
    <style:style style:name="P10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212dbe"/>
    </style:style>
    <style:style style:name="P10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3f92"/>
    </style:style>
    <style:style style:name="P11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394dd0"/>
    </style:style>
    <style:style style:name="P11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892ff"/>
    </style:style>
    <style:style style:name="P11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4d144e"/>
    </style:style>
    <style:style style:name="P11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5c77cd"/>
    </style:style>
    <style:style style:name="P11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239d3e"/>
    </style:style>
    <style:style style:name="P11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0fa89a"/>
    </style:style>
    <style:style style:name="P11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3fea50"/>
    </style:style>
    <style:style style:name="P11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1bcac"/>
    </style:style>
    <style:style style:name="P11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24474ae"/>
    </style:style>
    <style:style style:name="P11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681a"/>
    </style:style>
    <style:style style:name="P12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12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b8269"/>
    </style:style>
    <style:style style:name="P12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bddb69"/>
    </style:style>
    <style:style style:name="P12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ef1bbb"/>
    </style:style>
    <style:style style:name="P12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1eaee"/>
    </style:style>
    <style:style style:name="P12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7fd53"/>
    </style:style>
    <style:style style:name="P12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89703"/>
    </style:style>
    <style:style style:name="P12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99bdc"/>
    </style:style>
    <style:style style:name="P12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b8e0d"/>
    </style:style>
    <style:style style:name="P12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fd7a15"/>
    </style:style>
    <style:style style:name="P13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099dc"/>
    </style:style>
    <style:style style:name="P13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13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05b39"/>
    </style:style>
    <style:style style:name="P13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2221237"/>
    </style:style>
    <style:style style:name="P13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691cc0"/>
    </style:style>
    <style:style style:name="P13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71102a"/>
    </style:style>
    <style:style style:name="P13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15c77cd"/>
    </style:style>
    <style:style style:name="P13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80969"/>
    </style:style>
    <style:style style:name="P13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5c77cd" officeooo:paragraph-rsid="0241bcac"/>
    </style:style>
    <style:style style:name="P13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3c6c21" officeooo:paragraph-rsid="014892ff"/>
    </style:style>
    <style:style style:name="P14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164daec"/>
    </style:style>
    <style:style style:name="P14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1e84"/>
    </style:style>
    <style:style style:name="P14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4ee7a5"/>
    </style:style>
    <style:style style:name="P14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505ad"/>
    </style:style>
    <style:style style:name="P14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851dc"/>
    </style:style>
    <style:style style:name="P14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5a5698"/>
    </style:style>
    <style:style style:name="P1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6310cb"/>
    </style:style>
    <style:style style:name="P1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6069"/>
    </style:style>
    <style:style style:name="P1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0cd37"/>
    </style:style>
    <style:style style:name="P149"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61f4e1" officeooo:paragraph-rsid="0272e4c0"/>
    </style:style>
    <style:style style:name="P15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1d57959"/>
    </style:style>
    <style:style style:name="P15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08195b7" officeooo:paragraph-rsid="0207fb98"/>
    </style:style>
    <style:style style:name="P15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4eb80" style:font-size-asian="10pt" style:font-size-complex="10pt"/>
    </style:style>
    <style:style style:name="P15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a6dd16" style:font-size-asian="10pt" style:font-size-complex="10pt"/>
    </style:style>
    <style:style style:name="P15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d4d014" style:font-size-asian="10pt" style:font-size-complex="10pt"/>
    </style:style>
    <style:style style:name="P1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7c8e7" style:font-size-asian="10pt" style:font-size-complex="10pt"/>
    </style:style>
    <style:style style:name="P15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fo:font-size="10pt" officeooo:rsid="01a4eb80" officeooo:paragraph-rsid="01eda9ec" style:font-size-asian="10pt" style:font-size-complex="10pt"/>
    </style:style>
    <style:style style:name="P157"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paragraph-rsid="01a7c5aa"/>
    </style:style>
    <style:style style:name="P15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d57959"/>
    </style:style>
    <style:style style:name="P15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d57959" officeooo:paragraph-rsid="01e7c8e7"/>
    </style:style>
    <style:style style:name="P16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c8b8d9" officeooo:paragraph-rsid="01e661a1"/>
    </style:style>
    <style:style style:name="P16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e7c8e7" officeooo:paragraph-rsid="01f48c0b"/>
    </style:style>
    <style:style style:name="P162"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7df6a"/>
    </style:style>
    <style:style style:name="P163"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da9ec"/>
    </style:style>
    <style:style style:name="P164"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officeooo:rsid="01e7c8e7" officeooo:paragraph-rsid="01eecde3"/>
    </style:style>
    <style:style style:name="P165"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6" style:family="paragraph" style:parent-style-name="Standard">
      <style:paragraph-properties fo:margin-top="0in" fo:margin-bottom="0in" loext:contextual-spacing="false" fo:line-height="100%" fo:text-align="center" style:justify-single-word="false" style:register-true="true">
        <style:tab-stops>
          <style:tab-stop style:position="0.7917in"/>
        </style:tab-stops>
      </style:paragraph-properties>
      <style:text-properties fo:font-weight="bold" officeooo:rsid="01eecde3" officeooo:paragraph-rsid="01eecde3" style:font-weight-asian="bold" style:font-weight-complex="bold"/>
    </style:style>
    <style:style style:name="P167"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c8b8d9" officeooo:paragraph-rsid="01eecde3" style:font-weight-asian="bold" style:font-weight-complex="bold"/>
    </style:style>
    <style:style style:name="P168"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e395ad" officeooo:paragraph-rsid="01eecde3" style:font-weight-asian="bold" style:font-weight-complex="bold"/>
    </style:style>
    <style:style style:name="P169" style:family="paragraph" style:parent-style-name="Standard">
      <style:paragraph-properties fo:margin-top="0in" fo:margin-bottom="0in" loext:contextual-spacing="false" fo:line-height="100%" fo:text-align="justify" style:justify-single-word="false" style:register-true="true">
        <style:tab-stops>
          <style:tab-stop style:position="0.7917in"/>
        </style:tab-stops>
      </style:paragraph-properties>
      <style:text-properties fo:font-weight="bold" officeooo:rsid="01d57959" officeooo:paragraph-rsid="01eda9ec" style:font-weight-asian="bold" style:font-weight-complex="bold"/>
    </style:style>
    <style:style style:name="P170"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474ae" officeooo:paragraph-rsid="024474ae"/>
    </style:style>
    <style:style style:name="P171"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671811"/>
    </style:style>
    <style:style style:name="P172"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0cd37"/>
    </style:style>
    <style:style style:name="P173"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2a269"/>
    </style:style>
    <style:style style:name="P174"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671811" officeooo:paragraph-rsid="0274e2bc"/>
    </style:style>
    <style:style style:name="P17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4e1e84" officeooo:paragraph-rsid="024e1e84"/>
    </style:style>
    <style:style style:name="P17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130f0"/>
    </style:style>
    <style:style style:name="P17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25130f0" officeooo:paragraph-rsid="025b0c59"/>
    </style:style>
    <style:style style:name="P178" style:family="paragraph" style:parent-style-name="Table_20_Contents">
      <style:paragraph-properties fo:margin-top="0in" fo:margin-bottom="0in" loext:contextual-spacing="false" fo:line-height="100%"/>
    </style:style>
    <style:style style:name="P179" style:family="paragraph" style:parent-style-name="Table_20_Contents">
      <style:paragraph-properties fo:margin-top="0in" fo:margin-bottom="0in" loext:contextual-spacing="false" fo:line-height="100%"/>
      <style:text-properties officeooo:paragraph-rsid="01a08a8d"/>
    </style:style>
    <style:style style:name="P180" style:family="paragraph" style:parent-style-name="Table_20_Contents">
      <style:paragraph-properties fo:margin-top="0in" fo:margin-bottom="0in" loext:contextual-spacing="false" fo:line-height="100%"/>
      <style:text-properties officeooo:paragraph-rsid="01a6dd16"/>
    </style:style>
    <style:style style:name="P181" style:family="paragraph" style:parent-style-name="Table_20_Contents">
      <style:paragraph-properties fo:margin-top="0in" fo:margin-bottom="0in" loext:contextual-spacing="false" fo:line-height="100%"/>
      <style:text-properties officeooo:paragraph-rsid="01d4d014"/>
    </style:style>
    <style:style style:name="P182" style:family="paragraph" style:parent-style-name="Table_20_Contents">
      <style:paragraph-properties fo:margin-top="0in" fo:margin-bottom="0in" loext:contextual-spacing="false" fo:line-height="100%"/>
      <style:text-properties officeooo:rsid="01a62d4c" officeooo:paragraph-rsid="01a62d4c"/>
    </style:style>
    <style:style style:name="P183" style:family="paragraph" style:parent-style-name="Table_20_Contents">
      <style:paragraph-properties fo:margin-top="0in" fo:margin-bottom="0in" loext:contextual-spacing="false" fo:line-height="100%"/>
      <style:text-properties officeooo:rsid="01a62d4c" officeooo:paragraph-rsid="01a6dd16"/>
    </style:style>
    <style:style style:name="P184" style:family="paragraph" style:parent-style-name="Table_20_Contents">
      <style:paragraph-properties fo:margin-top="0in" fo:margin-bottom="0in" loext:contextual-spacing="false" fo:line-height="100%"/>
      <style:text-properties officeooo:rsid="01d62a78" officeooo:paragraph-rsid="01d62a78"/>
    </style:style>
    <style:style style:name="P185" style:family="paragraph" style:parent-style-name="Table_20_Contents">
      <style:paragraph-properties fo:margin-top="0in" fo:margin-bottom="0in" loext:contextual-spacing="false" fo:line-height="100%"/>
      <style:text-properties officeooo:rsid="01d62a78" officeooo:paragraph-rsid="01d66e9e"/>
    </style:style>
    <style:style style:name="P186" style:family="paragraph" style:parent-style-name="Table_20_Contents">
      <style:paragraph-properties fo:margin-top="0in" fo:margin-bottom="0in" loext:contextual-spacing="false" fo:line-height="100%" fo:text-align="center" style:justify-single-word="false"/>
      <style:text-properties officeooo:rsid="01d66e9e" officeooo:paragraph-rsid="01d66e9e"/>
    </style:style>
    <style:style style:name="P187" style:family="paragraph" style:parent-style-name="Table_20_Contents">
      <style:paragraph-properties fo:margin-top="0in" fo:margin-bottom="0in" loext:contextual-spacing="false" fo:line-height="100%" fo:text-align="center" style:justify-single-word="false"/>
      <style:text-properties officeooo:rsid="01d66e9e" officeooo:paragraph-rsid="01e7c8e7"/>
    </style:style>
    <style:style style:name="P188" style:family="paragraph" style:parent-style-name="Table_20_Contents">
      <style:paragraph-properties fo:margin-top="0in" fo:margin-bottom="0in" loext:contextual-spacing="false" fo:line-height="100%" fo:text-align="center" style:justify-single-word="false"/>
      <style:text-properties officeooo:rsid="01e7df6a" officeooo:paragraph-rsid="01e7df6a"/>
    </style:style>
    <style:style style:name="P189" style:family="paragraph" style:parent-style-name="Table_20_Contents">
      <style:paragraph-properties fo:margin-top="0in" fo:margin-bottom="0in" loext:contextual-spacing="false" fo:line-height="100%"/>
      <style:text-properties fo:font-weight="bold" officeooo:rsid="01e7df6a" officeooo:paragraph-rsid="01e7df6a" style:font-weight-asian="bold" style:font-weight-complex="bold"/>
    </style:style>
    <style:style style:name="P190" style:family="paragraph" style:parent-style-name="Table_20_Contents">
      <style:paragraph-properties fo:margin-top="0in" fo:margin-bottom="0in" loext:contextual-spacing="false" fo:line-height="100%"/>
      <style:text-properties fo:font-weight="bold" officeooo:rsid="01e7df6a" officeooo:paragraph-rsid="01eda9ec" style:font-weight-asian="bold" style:font-weight-complex="bold"/>
    </style:style>
    <style:style style:name="P191" style:family="paragraph" style:parent-style-name="Table_20_Contents">
      <style:paragraph-properties fo:margin-top="0in" fo:margin-bottom="0in" loext:contextual-spacing="false" fo:line-height="100%"/>
      <style:text-properties fo:font-weight="bold" officeooo:rsid="01e92784" officeooo:paragraph-rsid="01e92784" style:font-weight-asian="bold" style:font-weight-complex="bold"/>
    </style:style>
    <style:style style:name="P192" style:family="paragraph" style:parent-style-name="Table_20_Contents">
      <style:paragraph-properties fo:margin-top="0in" fo:margin-bottom="0in" loext:contextual-spacing="false" fo:line-height="100%"/>
      <style:text-properties fo:font-weight="bold" officeooo:rsid="01e92784" officeooo:paragraph-rsid="01eda9ec" style:font-weight-asian="bold" style:font-weight-complex="bold"/>
    </style:style>
    <style:style style:name="P193" style:family="paragraph" style:parent-style-name="Table_20_Contents">
      <style:paragraph-properties fo:margin-top="0in" fo:margin-bottom="0in" loext:contextual-spacing="false" fo:line-height="100%"/>
      <style:text-properties fo:font-weight="bold" officeooo:rsid="01eecde3" officeooo:paragraph-rsid="01eecde3" style:font-weight-asian="bold" style:font-weight-complex="bold"/>
    </style:style>
    <style:style style:name="P194" style:family="paragraph" style:parent-style-name="Table_20_Contents">
      <style:paragraph-properties fo:margin-top="0in" fo:margin-bottom="0in" loext:contextual-spacing="false" fo:line-height="100%" fo:text-align="center" style:justify-single-word="false"/>
      <style:text-properties officeooo:rsid="01eecde3" officeooo:paragraph-rsid="01eecde3"/>
    </style:style>
    <style:style style:name="P195" style:family="paragraph" style:parent-style-name="Padrão">
      <style:paragraph-properties fo:text-align="center" style:justify-single-word="false"/>
    </style:style>
    <style:style style:name="P196" style:family="paragraph" style:parent-style-name="Standard">
      <style:text-properties officeooo:paragraph-rsid="002914de"/>
    </style:style>
    <style:style style:name="P197" style:family="paragraph" style:parent-style-name="Standard">
      <style:text-properties officeooo:paragraph-rsid="0129cd15"/>
    </style:style>
    <style:style style:name="P198" style:family="paragraph" style:parent-style-name="Standard">
      <style:text-properties officeooo:paragraph-rsid="012a88e4"/>
    </style:style>
    <style:style style:name="P199" style:family="paragraph" style:parent-style-name="Standard">
      <style:text-properties officeooo:paragraph-rsid="012ba5f5"/>
    </style:style>
    <style:style style:name="P200" style:family="paragraph" style:parent-style-name="Standard">
      <style:text-properties officeooo:paragraph-rsid="012cb0f8"/>
    </style:style>
    <style:style style:name="P201" style:family="paragraph" style:parent-style-name="Standard">
      <style:text-properties officeooo:paragraph-rsid="012fc54b"/>
    </style:style>
    <style:style style:name="P202" style:family="paragraph" style:parent-style-name="Standard">
      <style:text-properties officeooo:paragraph-rsid="013c6c21"/>
    </style:style>
    <style:style style:name="P203" style:family="paragraph" style:parent-style-name="Standard">
      <style:text-properties officeooo:paragraph-rsid="016db765"/>
    </style:style>
    <style:style style:name="P204" style:family="paragraph" style:parent-style-name="Standard">
      <style:text-properties officeooo:rsid="012a88e4" officeooo:paragraph-rsid="01e395ad"/>
    </style:style>
    <style:style style:name="P205" style:family="paragraph" style:parent-style-name="Standard">
      <style:text-properties officeooo:paragraph-rsid="01e395ad"/>
    </style:style>
    <style:style style:name="P206" style:family="paragraph" style:parent-style-name="Standard">
      <style:text-properties officeooo:paragraph-rsid="020b4b69"/>
    </style:style>
    <style:style style:name="P207" style:family="paragraph" style:parent-style-name="Standard">
      <style:text-properties officeooo:paragraph-rsid="020cb1a3"/>
    </style:style>
    <style:style style:name="P208" style:family="paragraph" style:parent-style-name="Standard">
      <style:text-properties officeooo:paragraph-rsid="020d608b"/>
    </style:style>
    <style:style style:name="P209" style:family="paragraph" style:parent-style-name="Standard">
      <style:text-properties officeooo:paragraph-rsid="0211ada0"/>
    </style:style>
    <style:style style:name="P210" style:family="paragraph" style:parent-style-name="Standard">
      <style:text-properties officeooo:paragraph-rsid="02150826"/>
    </style:style>
    <style:style style:name="P211" style:family="paragraph" style:parent-style-name="Standard">
      <style:text-properties officeooo:paragraph-rsid="0216a4e9"/>
    </style:style>
    <style:style style:name="P212" style:family="paragraph" style:parent-style-name="Standard">
      <style:text-properties officeooo:paragraph-rsid="0239a5ed"/>
    </style:style>
    <style:style style:name="P213" style:family="paragraph" style:parent-style-name="Standard">
      <style:text-properties officeooo:paragraph-rsid="023fc9fa"/>
    </style:style>
    <style:style style:name="P214" style:family="paragraph" style:parent-style-name="Standard">
      <style:text-properties officeooo:paragraph-rsid="025faff5"/>
    </style:style>
    <style:style style:name="P215" style:family="paragraph" style:parent-style-name="Standard">
      <style:paragraph-properties fo:margin-top="0in" fo:margin-bottom="0.139in" loext:contextual-spacing="false" fo:line-height="100%"/>
      <style:text-properties officeooo:paragraph-rsid="002914de"/>
    </style:style>
    <style:style style:name="P216" style:family="paragraph" style:parent-style-name="Bibliography_20_Heading">
      <style:paragraph-properties fo:break-before="page"/>
      <style:text-properties officeooo:rsid="002914de" officeooo:paragraph-rsid="0086cea9"/>
    </style:style>
    <style:style style:name="P21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18" style:family="paragraph" style:parent-style-name="Table_20_Contents">
      <style:paragraph-properties fo:text-align="center" style:justify-single-word="false"/>
    </style:style>
    <style:style style:name="P219" style:family="paragraph" style:parent-style-name="Table_20_Contents">
      <style:text-properties officeooo:rsid="0091d54a" officeooo:paragraph-rsid="0091d54a"/>
    </style:style>
    <style:style style:name="P220" style:family="paragraph" style:parent-style-name="Table_20_Contents">
      <style:text-properties officeooo:rsid="0093d9c8" officeooo:paragraph-rsid="0093d9c8"/>
    </style:style>
    <style:style style:name="P221" style:family="paragraph" style:parent-style-name="Table_20_Contents">
      <style:paragraph-properties fo:text-align="center" style:justify-single-word="false"/>
      <style:text-properties officeooo:rsid="0093d9c8" officeooo:paragraph-rsid="0093d9c8"/>
    </style:style>
    <style:style style:name="P222"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3"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24"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25"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26" style:family="paragraph" style:parent-style-name="Table">
      <style:paragraph-properties fo:text-align="center" style:justify-single-word="false" fo:keep-with-next="always"/>
    </style:style>
    <style:style style:name="P227" style:family="paragraph" style:parent-style-name="Table">
      <style:paragraph-properties fo:text-align="center" style:justify-single-word="false" fo:keep-with-next="always"/>
      <style:text-properties officeooo:paragraph-rsid="01a6dd16"/>
    </style:style>
    <style:style style:name="P228" style:family="paragraph" style:parent-style-name="Table">
      <style:paragraph-properties fo:text-align="center" style:justify-single-word="false" fo:keep-with-next="always"/>
      <style:text-properties officeooo:paragraph-rsid="01d4d014"/>
    </style:style>
    <style:style style:name="P229" style:family="paragraph" style:parent-style-name="Table">
      <style:paragraph-properties fo:text-align="center" style:justify-single-word="false" fo:keep-with-next="always"/>
      <style:text-properties officeooo:paragraph-rsid="01e7c8e7"/>
    </style:style>
    <style:style style:name="P230" style:family="paragraph" style:parent-style-name="Table">
      <style:paragraph-properties fo:text-align="center" style:justify-single-word="false" fo:keep-with-next="always"/>
      <style:text-properties officeooo:paragraph-rsid="01eda9ec"/>
    </style:style>
    <style:style style:name="P231" style:family="paragraph" style:parent-style-name="Illustration">
      <style:text-properties officeooo:paragraph-rsid="01164489"/>
    </style:style>
    <style:style style:name="P232" style:family="paragraph" style:parent-style-name="Illustration">
      <style:text-properties officeooo:paragraph-rsid="02281036"/>
    </style:style>
    <style:style style:name="P233" style:family="paragraph" style:parent-style-name="Illustration">
      <style:text-properties officeooo:paragraph-rsid="024268ac"/>
    </style:style>
    <style:style style:name="P234" style:family="paragraph" style:parent-style-name="Illustration">
      <style:text-properties officeooo:paragraph-rsid="024ee7a5"/>
    </style:style>
    <style:style style:name="P235" style:family="paragraph" style:parent-style-name="Illustration">
      <style:text-properties officeooo:paragraph-rsid="025a2026"/>
    </style:style>
    <style:style style:name="P236" style:family="paragraph" style:parent-style-name="Illustration">
      <style:text-properties officeooo:paragraph-rsid="025b0c59"/>
    </style:style>
    <style:style style:name="P237" style:family="paragraph" style:parent-style-name="Illustration">
      <style:text-properties officeooo:paragraph-rsid="025d76fc"/>
    </style:style>
    <style:style style:name="P238" style:family="paragraph" style:parent-style-name="Standard">
      <style:text-properties officeooo:paragraph-rsid="0280c789"/>
    </style:style>
    <style:style style:name="P239"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8090"/>
    </style:style>
    <style:style style:name="P240" style:family="paragraph" style:parent-style-name="Standard" style:list-style-name="L1">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245214"/>
    </style:style>
    <style:style style:name="P241"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0788e4b"/>
    </style:style>
    <style:style style:name="P242"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18ea60"/>
    </style:style>
    <style:style style:name="P243"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354e"/>
    </style:style>
    <style:style style:name="P244"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b4ba5"/>
    </style:style>
    <style:style style:name="P245"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1ed618a"/>
    </style:style>
    <style:style style:name="P246"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7df348"/>
    </style:style>
    <style:style style:name="P247"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7fc977"/>
    </style:style>
    <style:style style:name="P248"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paragraph-rsid="02827da0"/>
    </style:style>
    <style:style style:name="P249" style:family="paragraph" style:parent-style-name="Standard" style:list-style-name="L2">
      <style:paragraph-properties fo:margin-top="0in" fo:margin-bottom="0in" loext:contextual-spacing="false" fo:text-align="justify" style:justify-single-word="false" style:register-true="true">
        <style:tab-stops>
          <style:tab-stop style:position="0.7917in"/>
        </style:tab-stops>
      </style:paragraph-properties>
      <style:text-properties officeooo:rsid="0075f198" officeooo:paragraph-rsid="00765ef4"/>
    </style:style>
    <style:style style:name="P250" style:family="paragraph" style:parent-style-name="Standard" style:list-style-name="L3">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0788e4b"/>
    </style:style>
    <style:style style:name="P251" style:family="paragraph" style:parent-style-name="Standard" style:list-style-name="L6">
      <style:paragraph-properties fo:margin-top="0in" fo:margin-bottom="0in" loext:contextual-spacing="false" fo:text-align="justify" style:justify-single-word="false" style:register-true="true">
        <style:tab-stops>
          <style:tab-stop style:position="0.7917in"/>
        </style:tab-stops>
      </style:paragraph-properties>
      <style:text-properties officeooo:rsid="007449b3" officeooo:paragraph-rsid="011c275f"/>
    </style:style>
    <style:style style:name="P252" style:family="paragraph" style:parent-style-name="Standard" style:list-style-name="L4">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0993ada"/>
    </style:style>
    <style:style style:name="P253" style:family="paragraph" style:parent-style-name="Standard" style:list-style-name="L5">
      <style:paragraph-properties fo:margin-top="0in" fo:margin-bottom="0in" loext:contextual-spacing="false" fo:text-align="justify" style:justify-single-word="false" style:register-true="true">
        <style:tab-stops>
          <style:tab-stop style:position="0.7917in"/>
        </style:tab-stops>
      </style:paragraph-properties>
      <style:text-properties officeooo:rsid="007fdfb8" officeooo:paragraph-rsid="0104172e"/>
    </style:style>
    <style:style style:name="P254" style:family="paragraph" style:parent-style-name="Standard" style:list-style-name="L7">
      <style:paragraph-properties fo:margin-top="0in" fo:margin-bottom="0in" loext:contextual-spacing="false" fo:text-align="justify" style:justify-single-word="false" style:register-true="true">
        <style:tab-stops>
          <style:tab-stop style:position="0.7917in"/>
        </style:tab-stops>
      </style:paragraph-properties>
      <style:text-properties officeooo:rsid="01eb354e" officeooo:paragraph-rsid="01eb354e"/>
    </style:style>
    <style:style style:name="P255" style:family="paragraph" style:parent-style-name="Standard">
      <style:paragraph-properties fo:margin-top="0in" fo:margin-bottom="0in" loext:contextual-spacing="false" fo:text-align="justify" style:justify-single-word="false" style:register-true="true">
        <style:tab-stops>
          <style:tab-stop style:position="0.7917in"/>
        </style:tab-stops>
      </style:paragraph-properties>
      <style:text-properties officeooo:rsid="01e7c8e7" officeooo:paragraph-rsid="01f48c0b"/>
    </style:style>
    <style:style style:name="P256"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27ccaef" style:font-weight-asian="bold"/>
    </style:style>
    <style:style style:name="P257" style:family="paragraph" style:parent-style-name="Table_20_Contents">
      <style:paragraph-properties fo:text-align="center" style:justify-single-word="false"/>
      <style:text-properties officeooo:rsid="027ccaef" officeooo:paragraph-rsid="027ccaef"/>
    </style:style>
    <style:style style:name="P258"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7c449c" fo:hyphenate="false" fo:hyphenation-remain-char-count="2" fo:hyphenation-push-char-count="2"/>
    </style:style>
    <style:style style:name="P259"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8195b7" fo:hyphenate="false" fo:hyphenation-remain-char-count="2" fo:hyphenation-push-char-count="2"/>
    </style:style>
    <style:style style:name="P260" style:family="paragraph" style:parent-style-name="Heading_20_1" style:master-page-name="">
      <loext:graphic-properties draw:fill="none"/>
      <style:paragraph-properties fo:margin-left="0in" fo:margin-right="0in" fo:margin-top="0.1665in" fo:margin-bottom="0.0835in" loext:contextual-spacing="false" fo:line-height="115%" fo:text-align="start" style:justify-single-word="false" fo:orphans="0" fo:widows="0" fo:hyphenation-ladder-count="no-limit" fo:text-indent="0in" style:auto-text-indent="false" style:page-number="auto" fo:break-before="page" fo:background-color="transparent" fo:keep-with-next="always" style:vertical-align="baseline" style:writing-mode="lr-tb">
        <style:tab-stops>
          <style:tab-stop style:position="0.5in"/>
          <style:tab-stop style:position="5.0626in"/>
        </style:tab-stops>
      </style:paragraph-properties>
      <style:text-properties style:font-name="Times New Roman3" officeooo:paragraph-rsid="001faf25" fo:hyphenate="false" fo:hyphenation-remain-char-count="2" fo:hyphenation-push-char-count="2"/>
    </style:style>
    <style:style style:name="P261" style:family="paragraph" style:parent-style-name="Contents_20_1">
      <style:paragraph-properties>
        <style:tab-stops>
          <style:tab-stop style:position="6.2992in" style:type="right" style:leader-style="dotted" style:leader-text="."/>
        </style:tab-stops>
      </style:paragraph-properties>
    </style:style>
    <style:style style:name="P262" style:family="paragraph" style:parent-style-name="Heading_20_2">
      <style:text-properties officeooo:paragraph-rsid="007449b3"/>
    </style:style>
    <style:style style:name="P263" style:family="paragraph" style:parent-style-name="Heading_20_2">
      <style:text-properties officeooo:paragraph-rsid="00779732"/>
    </style:style>
    <style:style style:name="P264" style:family="paragraph" style:parent-style-name="Heading_20_2">
      <style:text-properties officeooo:paragraph-rsid="008c7108"/>
    </style:style>
    <style:style style:name="P265" style:family="paragraph" style:parent-style-name="Heading_20_2">
      <style:text-properties officeooo:paragraph-rsid="007c449c"/>
    </style:style>
    <style:style style:name="P266" style:family="paragraph" style:parent-style-name="Heading_20_2">
      <style:text-properties officeooo:paragraph-rsid="00f39abe"/>
    </style:style>
    <style:style style:name="P267" style:family="paragraph" style:parent-style-name="Heading_20_2">
      <style:text-properties officeooo:paragraph-rsid="01379143"/>
    </style:style>
    <style:style style:name="P268" style:family="paragraph" style:parent-style-name="Heading_20_2">
      <style:text-properties officeooo:paragraph-rsid="0173a2e1"/>
    </style:style>
    <style:style style:name="P269" style:family="paragraph" style:parent-style-name="Heading_20_2">
      <style:text-properties officeooo:paragraph-rsid="017b7326"/>
    </style:style>
    <style:style style:name="P270" style:family="paragraph" style:parent-style-name="Heading_20_2">
      <style:text-properties officeooo:paragraph-rsid="01c61c6a"/>
    </style:style>
    <style:style style:name="P271" style:family="paragraph" style:parent-style-name="Heading_20_2">
      <style:text-properties officeooo:paragraph-rsid="01e34b6b"/>
    </style:style>
    <style:style style:name="P272" style:family="paragraph" style:parent-style-name="Heading_20_3">
      <style:text-properties officeooo:paragraph-rsid="007449b3"/>
    </style:style>
    <style:style style:name="P273" style:family="paragraph" style:parent-style-name="Heading_20_3">
      <style:text-properties officeooo:paragraph-rsid="00a16d43"/>
    </style:style>
    <style:style style:name="P274" style:family="paragraph" style:parent-style-name="Heading_20_3">
      <style:text-properties officeooo:paragraph-rsid="00cb0d27"/>
    </style:style>
    <style:style style:name="P275" style:family="paragraph" style:parent-style-name="Heading_20_3">
      <style:text-properties officeooo:paragraph-rsid="00e53b33"/>
    </style:style>
    <style:style style:name="P276" style:family="paragraph" style:parent-style-name="Heading_20_3">
      <style:text-properties officeooo:paragraph-rsid="00f39abe"/>
    </style:style>
    <style:style style:name="P277" style:family="paragraph" style:parent-style-name="Heading_20_3">
      <style:text-properties officeooo:paragraph-rsid="01379143"/>
    </style:style>
    <style:style style:name="P278" style:family="paragraph" style:parent-style-name="Heading_20_3">
      <style:text-properties officeooo:paragraph-rsid="01394dd0"/>
    </style:style>
    <style:style style:name="P279" style:family="paragraph" style:parent-style-name="Contents_20_2">
      <style:paragraph-properties>
        <style:tab-stops>
          <style:tab-stop style:position="6.2992in" style:type="right" style:leader-style="dotted" style:leader-text="."/>
        </style:tab-stops>
      </style:paragraph-properties>
    </style:style>
    <style:style style:name="P280" style:family="paragraph" style:parent-style-name="Contents_20_3">
      <style:paragraph-properties>
        <style:tab-stops>
          <style:tab-stop style:position="6.2992in" style:type="right" style:leader-style="dotted" style:leader-text="."/>
        </style:tab-stops>
      </style:paragraph-properties>
    </style:style>
    <style:style style:name="P281" style:family="paragraph" style:parent-style-name="Contents_20_4">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5130f0" style:font-style-asian="italic" style:font-style-complex="italic"/>
    </style:style>
    <style:style style:name="T62" style:family="text">
      <style:text-properties fo:font-style="italic" officeooo:rsid="025505ad" style:font-style-asian="italic" style:font-style-complex="italic"/>
    </style:style>
    <style:style style:name="T63" style:family="text">
      <style:text-properties fo:font-style="italic" officeooo:rsid="0260ca95" style:font-style-asian="italic" style:font-style-complex="italic"/>
    </style:style>
    <style:style style:name="T64" style:family="text">
      <style:text-properties fo:font-style="italic" officeooo:rsid="0279e1b9" style:font-style-asian="italic" style:font-style-complex="italic"/>
    </style:style>
    <style:style style:name="T65" style:family="text">
      <style:text-properties fo:font-style="italic" officeooo:rsid="02706069" style:font-style-asian="italic" style:font-style-complex="italic"/>
    </style:style>
    <style:style style:name="T66" style:family="text">
      <style:text-properties fo:font-style="italic" officeooo:rsid="0270cd37" style:font-style-asian="italic" style:font-style-complex="italic"/>
    </style:style>
    <style:style style:name="T67" style:family="text">
      <style:text-properties fo:font-style="italic" officeooo:rsid="0279e243" style:font-style-asian="italic" style:font-style-complex="italic"/>
    </style:style>
    <style:style style:name="T68" style:family="text">
      <style:text-properties officeooo:rsid="00337206"/>
    </style:style>
    <style:style style:name="T69" style:family="text">
      <style:text-properties officeooo:rsid="0038ad7b"/>
    </style:style>
    <style:style style:name="T70" style:family="text">
      <style:text-properties officeooo:rsid="003a9a87"/>
    </style:style>
    <style:style style:name="T71" style:family="text">
      <style:text-properties officeooo:rsid="003d6252"/>
    </style:style>
    <style:style style:name="T72" style:family="text">
      <style:text-properties officeooo:rsid="004ee3bf"/>
    </style:style>
    <style:style style:name="T73" style:family="text">
      <style:text-properties fo:color="#000000" style:text-underline-style="none"/>
    </style:style>
    <style:style style:name="T74" style:family="text">
      <style:text-properties style:text-underline-style="none"/>
    </style:style>
    <style:style style:name="T75" style:family="text">
      <style:text-properties style:text-underline-style="none" officeooo:rsid="0129cd15"/>
    </style:style>
    <style:style style:name="T76" style:family="text">
      <style:text-properties officeooo:rsid="0052fe51"/>
    </style:style>
    <style:style style:name="T77" style:family="text">
      <style:text-properties officeooo:rsid="005c4e21"/>
    </style:style>
    <style:style style:name="T78" style:family="text">
      <style:text-properties officeooo:rsid="005f4c70"/>
    </style:style>
    <style:style style:name="T79" style:family="text">
      <style:text-properties fo:font-style="normal" style:font-style-asian="normal" style:font-style-complex="normal"/>
    </style:style>
    <style:style style:name="T80" style:family="text">
      <style:text-properties fo:font-style="normal" officeooo:rsid="005f4c70" style:font-style-asian="normal" style:font-style-complex="normal"/>
    </style:style>
    <style:style style:name="T81" style:family="text">
      <style:text-properties fo:font-style="normal" officeooo:rsid="005dccd8" style:font-style-asian="normal" style:font-style-complex="normal"/>
    </style:style>
    <style:style style:name="T82" style:family="text">
      <style:text-properties fo:font-style="normal" officeooo:rsid="007fdfb8" style:font-style-asian="normal" style:font-style-complex="normal"/>
    </style:style>
    <style:style style:name="T83" style:family="text">
      <style:text-properties fo:font-style="normal" officeooo:rsid="012a88e4" style:font-style-asian="normal" style:font-style-complex="normal"/>
    </style:style>
    <style:style style:name="T84" style:family="text">
      <style:text-properties fo:font-style="normal" officeooo:rsid="0177e33f" style:font-style-asian="normal" style:font-style-complex="normal"/>
    </style:style>
    <style:style style:name="T85" style:family="text">
      <style:text-properties fo:font-style="normal" officeooo:rsid="01d4d014" style:font-style-asian="normal" style:font-style-complex="normal"/>
    </style:style>
    <style:style style:name="T86" style:family="text">
      <style:text-properties fo:font-style="normal" officeooo:rsid="01eb4ba5" style:font-style-asian="normal" style:font-style-complex="normal"/>
    </style:style>
    <style:style style:name="T87" style:family="text">
      <style:text-properties fo:font-style="normal" officeooo:rsid="02220dc0" style:font-style-asian="normal" style:font-style-complex="normal"/>
    </style:style>
    <style:style style:name="T88" style:family="text">
      <style:text-properties fo:font-style="normal" officeooo:rsid="025130f0" style:font-style-asian="normal" style:font-style-complex="normal"/>
    </style:style>
    <style:style style:name="T89" style:family="text">
      <style:text-properties fo:font-style="normal" officeooo:rsid="025a2026" style:font-style-asian="normal" style:font-style-complex="normal"/>
    </style:style>
    <style:style style:name="T90" style:family="text">
      <style:text-properties fo:font-style="normal" officeooo:rsid="025f145f" style:font-style-asian="normal" style:font-style-complex="normal"/>
    </style:style>
    <style:style style:name="T91" style:family="text">
      <style:text-properties fo:font-style="normal" officeooo:rsid="02706069" style:font-style-asian="normal" style:font-style-complex="normal"/>
    </style:style>
    <style:style style:name="T92" style:family="text">
      <style:text-properties fo:font-style="normal" officeooo:rsid="0270cd37" style:font-style-asian="normal" style:font-style-complex="normal"/>
    </style:style>
    <style:style style:name="T93" style:family="text">
      <style:text-properties fo:font-style="normal" officeooo:rsid="0279e243" style:font-style-asian="normal" style:font-style-complex="normal"/>
    </style:style>
    <style:style style:name="T94" style:family="text">
      <style:text-properties fo:font-style="normal" style:text-underline-style="none" officeooo:rsid="01cc5884" style:font-style-asian="normal" style:font-style-complex="normal"/>
    </style:style>
    <style:style style:name="T95" style:family="text">
      <style:text-properties officeooo:rsid="006bd75f"/>
    </style:style>
    <style:style style:name="T96" style:family="text">
      <style:text-properties officeooo:rsid="007449b3"/>
    </style:style>
    <style:style style:name="T97" style:family="text">
      <style:text-properties officeooo:rsid="0075f198"/>
    </style:style>
    <style:style style:name="T98" style:family="text">
      <style:text-properties officeooo:rsid="00779732"/>
    </style:style>
    <style:style style:name="T99" style:family="text">
      <style:text-properties officeooo:rsid="007c449c"/>
    </style:style>
    <style:style style:name="T100" style:family="text">
      <style:text-properties officeooo:rsid="007fdfb8"/>
    </style:style>
    <style:style style:name="T101" style:family="text">
      <style:text-properties officeooo:rsid="008195b7"/>
    </style:style>
    <style:style style:name="T102" style:family="text">
      <style:text-properties officeooo:rsid="008c7108"/>
    </style:style>
    <style:style style:name="T103" style:family="text">
      <style:text-properties officeooo:rsid="008e6ac1"/>
    </style:style>
    <style:style style:name="T104" style:family="text">
      <style:text-properties officeooo:rsid="00a22d67"/>
    </style:style>
    <style:style style:name="T105" style:family="text">
      <style:text-properties officeooo:rsid="00cb0d27"/>
    </style:style>
    <style:style style:name="T106" style:family="text">
      <style:text-properties officeooo:rsid="00cba0f4"/>
    </style:style>
    <style:style style:name="T107" style:family="text">
      <style:text-properties officeooo:rsid="00cd2d2c"/>
    </style:style>
    <style:style style:name="T108" style:family="text">
      <style:text-properties officeooo:rsid="00db9730"/>
    </style:style>
    <style:style style:name="T109" style:family="text">
      <style:text-properties officeooo:rsid="00ddd4f1"/>
    </style:style>
    <style:style style:name="T110" style:family="text">
      <style:text-properties officeooo:rsid="00e24243"/>
    </style:style>
    <style:style style:name="T111" style:family="text">
      <style:text-properties officeooo:rsid="00e2c3b2"/>
    </style:style>
    <style:style style:name="T112" style:family="text">
      <style:text-properties officeooo:rsid="00e39cde"/>
    </style:style>
    <style:style style:name="T113" style:family="text">
      <style:text-properties officeooo:rsid="00e53b33"/>
    </style:style>
    <style:style style:name="T114" style:family="text">
      <style:text-properties officeooo:rsid="0109c3a3"/>
    </style:style>
    <style:style style:name="T115" style:family="text">
      <style:text-properties officeooo:rsid="01164489"/>
    </style:style>
    <style:style style:name="T116" style:family="text">
      <style:text-properties officeooo:rsid="01170e46"/>
    </style:style>
    <style:style style:name="T117" style:family="text">
      <style:text-properties officeooo:rsid="0117c2b9"/>
    </style:style>
    <style:style style:name="T118" style:family="text">
      <style:text-properties officeooo:rsid="0118ea60"/>
    </style:style>
    <style:style style:name="T119" style:family="text">
      <style:text-properties officeooo:rsid="011d8d45"/>
    </style:style>
    <style:style style:name="T120" style:family="text">
      <style:text-properties officeooo:rsid="0129cd15"/>
    </style:style>
    <style:style style:name="T121" style:family="text">
      <style:text-properties officeooo:rsid="012a88e4"/>
    </style:style>
    <style:style style:name="T122" style:family="text">
      <style:text-properties officeooo:rsid="013245c5"/>
    </style:style>
    <style:style style:name="T123" style:family="text">
      <style:text-properties officeooo:rsid="01379143"/>
    </style:style>
    <style:style style:name="T124" style:family="text">
      <style:text-properties officeooo:rsid="01393f92"/>
    </style:style>
    <style:style style:name="T125" style:family="text">
      <style:text-properties officeooo:rsid="013aff5c"/>
    </style:style>
    <style:style style:name="T126" style:family="text">
      <style:text-properties officeooo:rsid="013c6c21"/>
    </style:style>
    <style:style style:name="T127" style:family="text">
      <style:text-properties fo:font-weight="normal" officeooo:rsid="012a88e4" style:font-weight-asian="normal" style:font-weight-complex="normal"/>
    </style:style>
    <style:style style:name="T128" style:family="text">
      <style:text-properties fo:font-weight="normal" officeooo:rsid="01d57959" style:font-weight-asian="normal" style:font-weight-complex="normal"/>
    </style:style>
    <style:style style:name="T129" style:family="text">
      <style:text-properties fo:font-weight="normal" officeooo:rsid="01eecde3" style:font-weight-asian="normal" style:font-weight-complex="normal"/>
    </style:style>
    <style:style style:name="T130" style:family="text">
      <style:text-properties fo:font-weight="normal" officeooo:rsid="01f44c30" style:font-weight-asian="normal" style:font-weight-complex="normal"/>
    </style:style>
    <style:style style:name="T131" style:family="text">
      <style:text-properties fo:font-weight="normal" officeooo:rsid="01c8b8d9" style:font-weight-asian="normal" style:font-weight-complex="normal"/>
    </style:style>
    <style:style style:name="T132" style:family="text">
      <style:text-properties officeooo:rsid="015c77cd"/>
    </style:style>
    <style:style style:name="T133" style:family="text">
      <style:text-properties officeooo:rsid="015d9e2e"/>
    </style:style>
    <style:style style:name="T134" style:family="text">
      <style:text-properties officeooo:rsid="0161f4e1"/>
    </style:style>
    <style:style style:name="T135" style:family="text">
      <style:text-properties officeooo:rsid="01691cc0"/>
    </style:style>
    <style:style style:name="T136" style:family="text">
      <style:text-properties officeooo:rsid="017b7326"/>
    </style:style>
    <style:style style:name="T137" style:family="text">
      <style:text-properties officeooo:rsid="017e40b9"/>
    </style:style>
    <style:style style:name="T138" style:family="text">
      <style:text-properties officeooo:rsid="018245ac"/>
    </style:style>
    <style:style style:name="T139" style:family="text">
      <style:text-properties officeooo:rsid="018bb668"/>
    </style:style>
    <style:style style:name="T140" style:family="text">
      <style:text-properties officeooo:rsid="018c2241"/>
    </style:style>
    <style:style style:name="T141" style:family="text">
      <style:text-properties officeooo:rsid="018d044c"/>
    </style:style>
    <style:style style:name="T142" style:family="text">
      <style:text-properties officeooo:rsid="018e6af9"/>
    </style:style>
    <style:style style:name="T143" style:family="text">
      <style:text-properties officeooo:rsid="01905c75"/>
    </style:style>
    <style:style style:name="T144" style:family="text">
      <style:text-properties officeooo:rsid="0197289d"/>
    </style:style>
    <style:style style:name="T145" style:family="text">
      <style:text-properties officeooo:rsid="0198c98b"/>
    </style:style>
    <style:style style:name="T146" style:family="text">
      <style:text-properties officeooo:rsid="01a62d4c"/>
    </style:style>
    <style:style style:name="T147" style:family="text">
      <style:text-properties officeooo:rsid="01a6dd16"/>
    </style:style>
    <style:style style:name="T148" style:family="text">
      <style:text-properties officeooo:rsid="01a7c5aa"/>
    </style:style>
    <style:style style:name="T149" style:family="text">
      <style:text-properties officeooo:rsid="01b1e2fe"/>
    </style:style>
    <style:style style:name="T150" style:family="text">
      <style:text-properties officeooo:rsid="01bea9c2"/>
    </style:style>
    <style:style style:name="T151" style:family="text">
      <style:text-properties officeooo:rsid="01c61c6a"/>
    </style:style>
    <style:style style:name="T152" style:family="text">
      <style:text-properties officeooo:rsid="01d4d014"/>
    </style:style>
    <style:style style:name="T153" style:family="text">
      <style:text-properties officeooo:rsid="01d599be"/>
    </style:style>
    <style:style style:name="T154" style:family="text">
      <style:text-properties officeooo:rsid="01d62a78"/>
    </style:style>
    <style:style style:name="T155" style:family="text">
      <style:text-properties officeooo:rsid="01d66e9e"/>
    </style:style>
    <style:style style:name="T156" style:family="text">
      <style:text-properties officeooo:rsid="01e28a76"/>
    </style:style>
    <style:style style:name="T157" style:family="text">
      <style:text-properties officeooo:rsid="01e34b6b"/>
    </style:style>
    <style:style style:name="T158" style:family="text">
      <style:text-properties officeooo:rsid="01c8b8d9"/>
    </style:style>
    <style:style style:name="T159" style:family="text">
      <style:text-properties officeooo:rsid="01e395ad"/>
    </style:style>
    <style:style style:name="T160" style:family="text">
      <style:text-properties officeooo:rsid="01e7c8e7"/>
    </style:style>
    <style:style style:name="T161" style:family="text">
      <style:text-properties officeooo:rsid="01e7df6a"/>
    </style:style>
    <style:style style:name="T162" style:family="text">
      <style:text-properties officeooo:rsid="01eb354e"/>
    </style:style>
    <style:style style:name="T163" style:family="text">
      <style:text-properties officeooo:rsid="01eb4ba5"/>
    </style:style>
    <style:style style:name="T164" style:family="text">
      <style:text-properties officeooo:rsid="01eecde3"/>
    </style:style>
    <style:style style:name="T165" style:family="text">
      <style:text-properties officeooo:rsid="020cb1a3"/>
    </style:style>
    <style:style style:name="T166" style:family="text">
      <style:text-properties officeooo:rsid="0211ada0"/>
    </style:style>
    <style:style style:name="T167" style:family="text">
      <style:text-properties officeooo:rsid="0212c88e"/>
    </style:style>
    <style:style style:name="T168" style:family="text">
      <style:text-properties officeooo:rsid="02150826"/>
    </style:style>
    <style:style style:name="T169" style:family="text">
      <style:text-properties officeooo:rsid="0216a4e9"/>
    </style:style>
    <style:style style:name="T170" style:family="text">
      <style:text-properties officeooo:rsid="02205b39"/>
    </style:style>
    <style:style style:name="T171" style:family="text">
      <style:text-properties officeooo:rsid="02220dc0"/>
    </style:style>
    <style:style style:name="T172" style:family="text">
      <style:text-properties officeooo:rsid="02232650"/>
    </style:style>
    <style:style style:name="T173" style:family="text">
      <style:text-properties officeooo:rsid="0225162e"/>
    </style:style>
    <style:style style:name="T174" style:family="text">
      <style:text-properties officeooo:rsid="022f8aba"/>
    </style:style>
    <style:style style:name="T175" style:family="text">
      <style:text-properties officeooo:rsid="0239a5ed"/>
    </style:style>
    <style:style style:name="T176" style:family="text">
      <style:text-properties officeooo:rsid="023fc9fa"/>
    </style:style>
    <style:style style:name="T177" style:family="text">
      <style:text-properties officeooo:rsid="024474ae"/>
    </style:style>
    <style:style style:name="T178" style:family="text">
      <style:text-properties officeooo:rsid="024e1e84"/>
    </style:style>
    <style:style style:name="T179" style:family="text">
      <style:text-properties officeooo:rsid="024ee7a5"/>
    </style:style>
    <style:style style:name="T180" style:family="text">
      <style:text-properties officeooo:rsid="025130f0"/>
    </style:style>
    <style:style style:name="T181" style:family="text">
      <style:text-properties officeooo:rsid="025505ad"/>
    </style:style>
    <style:style style:name="T182" style:family="text">
      <style:text-properties officeooo:rsid="025a2026"/>
    </style:style>
    <style:style style:name="T183" style:family="text">
      <style:text-properties officeooo:rsid="025b0c59"/>
    </style:style>
    <style:style style:name="T184" style:family="text">
      <style:text-properties officeooo:rsid="0260ca95"/>
    </style:style>
    <style:style style:name="T185" style:family="text">
      <style:text-properties officeooo:rsid="02706069"/>
    </style:style>
    <style:style style:name="T186" style:family="text">
      <style:text-properties officeooo:rsid="027df348"/>
    </style:style>
    <style:style style:name="T187" style:family="text">
      <style:text-properties officeooo:rsid="02827da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9">MATHIAS ARTUR SCHULZ</text:p>
      <text:p text:style-name="P195"/>
      <text:p text:style-name="P195"/>
      <text:p text:style-name="P195"/>
      <text:p text:style-name="P195"/>
      <text:p text:style-name="P195"/>
      <text:p text:style-name="P195"/>
      <text:p text:style-name="P195"/>
      <text:p text:style-name="P195"/>
      <text:p text:style-name="P195"/>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61"><text:soft-page-break/><text:a xlink:type="simple" xlink:href="#__RefHeading___Toc202_3453411701" text:style-name="Index_20_Link" text:visited-style-name="Index_20_Link">1 INTRODUÇÃO<text:tab/>5</text:a></text:p>
          <text:p text:style-name="P279"><text:a xlink:type="simple" xlink:href="#__RefHeading___Toc383_1329566890" text:style-name="Index_20_Link" text:visited-style-name="Index_20_Link">1.1 PROBLEMATIZAÇÃO<text:tab/>6</text:a></text:p>
          <text:p text:style-name="P280"><text:a xlink:type="simple" xlink:href="#__RefHeading___Toc385_1329566890" text:style-name="Index_20_Link" text:visited-style-name="Index_20_Link">1.1.1 Solução Proposta<text:tab/>7</text:a></text:p>
          <text:p text:style-name="P280"><text:a xlink:type="simple" xlink:href="#__RefHeading___Toc1025_1329566890" text:style-name="Index_20_Link" text:visited-style-name="Index_20_Link">1.1.2 Delimitação do Escopo<text:tab/>8</text:a></text:p>
          <text:p text:style-name="P280"><text:a xlink:type="simple" xlink:href="#__RefHeading___Toc389_1329566890" text:style-name="Index_20_Link" text:visited-style-name="Index_20_Link">1.1.3 Justificativa<text:tab/>8</text:a></text:p>
          <text:p text:style-name="P279"><text:a xlink:type="simple" xlink:href="#__RefHeading___Toc383_13295668901" text:style-name="Index_20_Link" text:visited-style-name="Index_20_Link">1.2 OBJETIVOS<text:tab/>9</text:a></text:p>
          <text:p text:style-name="P280"><text:a xlink:type="simple" xlink:href="#__RefHeading___Toc385_13295668901" text:style-name="Index_20_Link" text:visited-style-name="Index_20_Link">1.2.1 Objetivo geral<text:tab/>9</text:a></text:p>
          <text:p text:style-name="P280"><text:a xlink:type="simple" xlink:href="#__RefHeading___Toc385_132956689011" text:style-name="Index_20_Link" text:visited-style-name="Index_20_Link">1.2.1 Objetivos específicos<text:tab/>9</text:a></text:p>
          <text:p text:style-name="P279"><text:a xlink:type="simple" xlink:href="#__RefHeading___Toc383_132956689011" text:style-name="Index_20_Link" text:visited-style-name="Index_20_Link">1.3 METODOLOGIA<text:tab/>10</text:a></text:p>
          <text:p text:style-name="P279"><text:a xlink:type="simple" xlink:href="#__RefHeading___Toc1969_1387168253" text:style-name="Index_20_Link" text:visited-style-name="Index_20_Link">1.4 CRONOGRAMA<text:tab/>10</text:a></text:p>
          <text:p text:style-name="P261"><text:a xlink:type="simple" xlink:href="#__RefHeading___Toc724_246650157" text:style-name="Index_20_Link" text:visited-style-name="Index_20_Link">2 FUNDAMENTAÇÃO TEÓRICA<text:tab/>12</text:a></text:p>
          <text:p text:style-name="P279"><text:a xlink:type="simple" xlink:href="#__RefHeading___Toc383_132956689012" text:style-name="Index_20_Link" text:visited-style-name="Index_20_Link">2.1 FAKE NEWS<text:tab/>12</text:a></text:p>
          <text:p text:style-name="P280"><text:a xlink:type="simple" xlink:href="#__RefHeading___Toc1971_1387168253" text:style-name="Index_20_Link" text:visited-style-name="Index_20_Link">2.1.1 Impactos das Fake News<text:tab/>13</text:a></text:p>
          <text:p text:style-name="P280"><text:a xlink:type="simple" xlink:href="#__RefHeading___Toc1973_1387168253" text:style-name="Index_20_Link" text:visited-style-name="Index_20_Link">2.1.2 Formas de combate utilizadas para as fake news<text:tab/>14</text:a></text:p>
          <text:p text:style-name="P280"><text:a xlink:type="simple" xlink:href="#__RefHeading___Toc385_13295668901221" text:style-name="Index_20_Link" text:visited-style-name="Index_20_Link">2.1.3 Checagem de fatos<text:tab/>15</text:a></text:p>
          <text:p text:style-name="P279"><text:a xlink:type="simple" xlink:href="#__RefHeading___Toc1975_1387168253" text:style-name="Index_20_Link" text:visited-style-name="Index_20_Link">2.2 REDES NEURAIS ARTIFICIAIS<text:tab/>17</text:a></text:p>
          <text:p text:style-name="P280"><text:a xlink:type="simple" xlink:href="#__RefHeading___Toc385_13295668901212" text:style-name="Index_20_Link" text:visited-style-name="Index_20_Link">2.2.1 Neurônio biológico<text:tab/>19</text:a></text:p>
          <text:p text:style-name="P280"><text:a xlink:type="simple" xlink:href="#__RefHeading___Toc385_13295668901213" text:style-name="Index_20_Link" text:visited-style-name="Index_20_Link">2.2.2 Neurônio Artificial<text:tab/>21</text:a></text:p>
          <text:p text:style-name="P279"><text:a xlink:type="simple" xlink:href="#__RefHeading___Toc1975_13871682531" text:style-name="Index_20_Link" text:visited-style-name="Index_20_Link">2.3 RNA’S UTILIZADAS<text:tab/>22</text:a></text:p>
          <text:p text:style-name="P280"><text:a xlink:type="simple" xlink:href="#__RefHeading___Toc385_132956689012121" text:style-name="Index_20_Link" text:visited-style-name="Index_20_Link">2.3.1 Multilayer Perceptron<text:tab/>23</text:a></text:p>
          <text:p text:style-name="P280"><text:a xlink:type="simple" xlink:href="#__RefHeading___Toc385_1329566890121211" text:style-name="Index_20_Link" text:visited-style-name="Index_20_Link">2.3.2 Redes Neurais Recorrentes<text:tab/>24</text:a></text:p>
          <text:p text:style-name="P281"><text:a xlink:type="simple" xlink:href="#__RefHeading___Toc1982_1268758836" text:style-name="Index_20_Link" text:visited-style-name="Index_20_Link">2.3.2.1 Long Short-Term Memory<text:tab/>27</text:a></text:p>
          <text:p text:style-name="P261"><text:a xlink:type="simple" xlink:href="#__RefHeading___Toc726_246650157" text:style-name="Index_20_Link" text:visited-style-name="Index_20_Link">3 TRABALHOS CORRELATOS<text:tab/>32</text:a></text:p>
          <text:p text:style-name="P279"><text:a xlink:type="simple" xlink:href="#__RefHeading___Toc1975_138716825311" text:style-name="Index_20_Link" text:visited-style-name="Index_20_Link">3.1 AUTOMATIC IDENTIFICATION OF FAKE NEWS USING DEEP LEARNING<text:tab/>32</text:a></text:p>
          <text:p text:style-name="P279"><text:a xlink:type="simple" xlink:href="#__RefHeading___Toc1975_1387168253111" text:style-name="Index_20_Link" text:visited-style-name="Index_20_Link">3.2 FIND: FAKE INFORMATION AND NEWS DETECTIONS USING DEEP LEARNING<text:tab/>32</text:a></text:p>
          <text:p text:style-name="P279"><text:a xlink:type="simple" xlink:href="#__RefHeading___Toc2971_140291769" text:style-name="Index_20_Link" text:visited-style-name="Index_20_Link">3.3 DEEP LEARNING PARA CLASSIFICAÇÃO DE FAKE NEWS POR SUMARIZAÇÃO DE TEXTO<text:tab/>33</text:a></text:p>
          <text:p text:style-name="P279"><text:soft-page-break/><text:a xlink:type="simple" xlink:href="#__RefHeading___Toc2971_1402917691" text:style-name="Index_20_Link" text:visited-style-name="Index_20_Link">3.4 FAKE NEWS DETECTION USING A DEEP NEURAL NETWORK<text:tab/>35</text:a></text:p>
          <text:p text:style-name="P279"><text:a xlink:type="simple" xlink:href="#__RefHeading___Toc2971_14029176911" text:style-name="Index_20_Link" text:visited-style-name="Index_20_Link">3.5 EARLY DETECTION OF FAKE NEWS “BEFORE IT FLIES HIGH”<text:tab/>36</text:a></text:p>
        </text:index-body>
      </text:table-of-content>
      <text:p text:style-name="Standard"/>
      <text:p text:style-name="Standard"/>
      <text:p text:style-name="Standard"/>
      <text:p text:style-name="Text_20_body"/>
      <text:h text:style-name="P260" text:outline-level="1"><text:bookmark-start text:name="__RefHeading___Toc202_3453411701"/>1 INTRODUÇÃO<text:bookmark-end text:name="__RefHeading___Toc202_3453411701"/></text:h>
      <text:p text:style-name="P66"/>
      <text:p text:style-name="P65"><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2"><text:tab/>A criação de <text:span text:style-name="T41">fake news</text:span> são motivadas a partir de dois fatores principais, que são: O financeiro, a partir do desenvolvimento <text:span text:style-name="T76">de</text:span> histórias falsas e que instigam as pessoas à leitura, <text:span text:style-name="T68">propagam rapidamente</text:span> a notícia e geram lucros ao autor a partir dos cliques na notícia; E ideológico, promovendo ou desfavorecendo pessoas específicas por meio da criação de falsas notícias <text:span text:style-name="T167">(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5"><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4"><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0"/>
      <text:h text:style-name="Heading_20_2" text:outline-level="2"><text:bookmark-start text:name="__RefHeading___Toc383_1329566890"/>1.1 PROBLEMATIZAÇÃO<text:bookmark-end text:name="__RefHeading___Toc383_1329566890"/></text:h>
      <text:p text:style-name="P73"/>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0">M</text:span>O, 2018).</text:p>
      <text:p text:style-name="P20"><text:span text:style-name="T77"><text:tab/>Existem diversos desafios para detectar </text:span><text:span text:style-name="T43">fake news</text:span><text:span text:style-name="T77">, em grande parte dos casos</text:span><text:span text:style-name="T80">,</text:span><text:span text:style-name="T81"> </text:span><text:span text:style-name="T80">elas </text:span><text:span text:style-name="T78">se baseiam em histórias verdadeiras com poucos detalhes falsos, dificultando seu reconhecimento e enganando os leitores. As </text:span><text:span text:style-name="T43">fake news</text:span><text:span text:style-name="T77">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0">M</text:span>O, 2018).</text:p>
      <text:p text:style-name="P8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8">pode ser</text:span> realizada a partir de <text:span text:style-name="T78">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4"/>
      <text:h text:style-name="Heading_20_3" text:outline-level="3"><text:bookmark-start text:name="__RefHeading___Toc385_1329566890"/>1.1.1 <text:span text:style-name="T28">Solução Proposta</text:span><text:bookmark-end text:name="__RefHeading___Toc385_1329566890"/></text:h>
      <text:p text:style-name="P74"/>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69">s, um</text:span> que utiliza a abordagem de aprendizado profundo e o<text:span text:style-name="T69">utro</text:span> que não a utiliza. Além disso, a adequação de uma topologia de RNA a um problema particular de detecção inclui diversos complicadores, dentre os quais:</text:p>
      <text:list xml:id="list3075747550" text:style-name="L1">
        <text:list-item>
          <text:p text:style-name="P239">Obtenção de notícias reais e falsas na língua portuguesa;</text:p>
        </text:list-item>
        <text:list-item>
          <text:p text:style-name="P240">Tratamento dos dados;</text:p>
        </text:list-item>
        <text:list-item>
          <text:p text:style-name="P240">Conversão dos dados para representação numérica;</text:p>
        </text:list-item>
        <text:list-item>
          <text:p text:style-name="P240">Definição das variáveis de entrada;</text:p>
        </text:list-item>
        <text:list-item>
          <text:p text:style-name="P240">Algoritmo de treinamento;</text:p>
        </text:list-item>
        <text:list-item>
          <text:p text:style-name="P240">Algoritmo de otimização;</text:p>
        </text:list-item>
        <text:list-item>
          <text:p text:style-name="P240">Função de ativação;</text:p>
        </text:list-item>
        <text:list-item>
          <text:p text:style-name="P240">Número de camadas intermediárias;</text:p>
        </text:list-item>
        <text:list-item>
          <text:p text:style-name="P240"><text:soft-page-break/>Número de neurônios nas camadas intermediárias da rede.</text:p>
        </text:list-item>
      </text:list>
      <text:p text:style-name="P74"/>
      <text:h text:style-name="Heading_20_3" text:outline-level="3"><text:bookmark-start text:name="__RefHeading___Toc1025_1329566890"/>1.1.2 <text:span text:style-name="T28">Delimitação do Escopo</text:span><text:bookmark-end text:name="__RefHeading___Toc1025_1329566890"/></text:h>
      <text:p text:style-name="P74"/>
      <text:p text:style-name="P17"><text:tab/>O estudo apresentará a modelagem de <text:span text:style-name="T71">duas</text:span> Rede<text:span text:style-name="T71">s</text:span> Neura<text:span text:style-name="T71">is</text:span> Artificia<text:span text:style-name="T71">is</text:span> para a detecção de <text:span text:style-name="T41">fake news</text:span>. Será considerado a Rede Neural Recorrente LSTM (<text:span text:style-name="T41">Long Short Term Memory</text:span>) utilizando a abordagem de aprendizado profundo <text:span text:style-name="T70">e a Rede Neural Artificial MLP (</text:span><text:span text:style-name="T42">Multilayer perceptron</text:span><text:span text:style-name="T70">) utilizando a abordagem tradicional. A</text:span>lém disso, <text:span text:style-name="T70">a</text:span> aplicação estará restrita à área de estudo selecionada, que consiste em notícias escritas na língua portuguesa.</text:p>
      <text:p text:style-name="P75"/>
      <text:h text:style-name="Heading_20_3" text:outline-level="3"><text:bookmark-start text:name="__RefHeading___Toc389_1329566890"/>1.1.3 <text:span text:style-name="T29">Justificativa</text:span><text:bookmark-end text:name="__RefHeading___Toc389_1329566890"/></text:h>
      <text:p text:style-name="P75"/>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2">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62" text:outline-level="2"><text:bookmark-start text:name="__RefHeading___Toc383_13295668901"/>1.<text:span text:style-name="T96">2</text:span> <text:span text:style-name="T96">OBJETIVOS</text:span><text:bookmark-end text:name="__RefHeading___Toc383_13295668901"/></text:h>
      <text:p text:style-name="P76"/>
      <text:p text:style-name="P21"><text:tab/><text:span text:style-name="T96">Esta seção descreve os objetivos geral e específicos do trabalho.</text:span></text:p>
      <text:p text:style-name="P76"/>
      <text:h text:style-name="P272" text:outline-level="3"><text:bookmark-start text:name="__RefHeading___Toc385_13295668901"/>1.<text:span text:style-name="T96">2</text:span>.1 <text:span text:style-name="T96">Objetivo geral</text:span><text:bookmark-end text:name="__RefHeading___Toc385_13295668901"/></text:h>
      <text:p text:style-name="P76"/>
      <text:p text:style-name="P21"><text:tab/><text:span text:style-name="T96">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6"/>
      <text:h text:style-name="P272" text:outline-level="3"><text:bookmark-start text:name="__RefHeading___Toc385_132956689011"/>1.<text:span text:style-name="T96">2</text:span>.1 <text:span text:style-name="T96">Objetivos específicos</text:span><text:bookmark-end text:name="__RefHeading___Toc385_132956689011"/></text:h>
      <text:p text:style-name="P76"/>
      <text:p text:style-name="P22"><text:tab/><text:span text:style-name="T97">Os objetivos específicos deste trabalho estão descritos a abaixo.</text:span></text:p>
      <text:list xml:id="list2409369030" text:style-name="L2">
        <text:list-item>
          <text:p text:style-name="P249">Investigar quais modelos têm sido utilizados no problema da detecção de falsas notícias;</text:p>
        </text:list-item>
        <text:list-item>
          <text:p text:style-name="P249">Definir as principais variáveis que possam auxiliar na detecção de falsas notícias;</text:p>
        </text:list-item>
        <text:list-item>
          <text:p text:style-name="P249">Obter conjuntos de dados para treinamento, testes e validação dos modelos;</text:p>
        </text:list-item>
        <text:list-item>
          <text:p text:style-name="P249">Modelar e treinar os modelos em diversas configurações para detecção de falsas notícias no local de estudo selecionado;</text:p>
        </text:list-item>
        <text:list-item>
          <text:p text:style-name="P249">Comparar as detecções realizadas pelos modelos com os dados de validação;</text:p>
        </text:list-item>
      </text:list>
      <text:p text:style-name="P71"/>
      <text:h text:style-name="P263" text:outline-level="2"><text:bookmark-start text:name="__RefHeading___Toc383_132956689011"/><text:soft-page-break/>1.<text:span text:style-name="T98">3</text:span> <text:span text:style-name="T96">METODOLOGIA</text:span><text:bookmark-end text:name="__RefHeading___Toc383_132956689011"/></text:h>
      <text:p text:style-name="P77"/>
      <text:p text:style-name="P23"><text:tab/><text:span text:style-name="T96">Esta seção apresenta a metodologia empregada para o desenvolvimento do trabalho.</text:span></text:p>
      <text:list xml:id="list312562652" text:style-name="L3">
        <text:list-item>
          <text:p text:style-name="P241"><text:span text:style-name="T96">Revisão bibliográfica: Esta etapa objetiva o aprofundamento teórico acerca de detecção de </text:span><text:span text:style-name="T44">fake news</text:span><text:span text:style-name="T96"> e Redes Neurais Artificiais aplicadas a este problema. A pesquisa bibliográfica foi realizada em livros, teses, dissertações, monografias e artigos de periódicos;</text:span></text:p>
        </text:list-item>
        <text:list-item>
          <text:p text:style-name="P241"><text:span text:style-name="T96">Revisão sistemática da literatura: Esta etapa identificou o estado da arte na área de detecção de </text:span><text:span text:style-name="T44">fake news</text:span><text:span text:style-name="T96">. Delimitou quais modelos e métodos têm sido aplicados e identificou as características das detecções, como métricas de erro e variáveis de entrada utilizadas;</text:span></text:p>
        </text:list-item>
        <text:list-item>
          <text:p text:style-name="P250">Tratamento dos dados: Com os dados obtidos realizou-se a normalização dos dados através de técnicas de Processamento de Linguagem Natural;</text:p>
        </text:list-item>
        <text:list-item>
          <text:p text:style-name="P241"><text:span text:style-name="T96">Modelagem das Redes Neurais Artificiais: Nesta etapa, são modeladas e treinadas diferentes configurações de RNAs para realizar a detecção das </text:span><text:span text:style-name="T44">fake news</text:span><text:span text:style-name="T96"> nas áreas de interesse. </text:span></text:p>
        </text:list-item>
        <text:list-item>
          <text:p text:style-name="P241"><text:span text:style-name="T96">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6">.</text:span></text:p>
        </text:list-item>
      </text:list>
      <text:p text:style-name="P22"/>
      <text:p text:style-name="P22"/>
      <text:h text:style-name="P264" text:outline-level="2"><text:bookmark-start text:name="__RefHeading___Toc1969_1387168253"/>1.<text:span text:style-name="T102">4</text:span> <text:span text:style-name="T96">CRONOGRAMA</text:span><text:bookmark-end text:name="__RefHeading___Toc1969_1387168253"/></text:h>
      <text:p text:style-name="P79"/>
      <text:p text:style-name="P27"><text:tab/><text:span text:style-name="T96">Esta seção apresenta a tabela do cronograma de etapas realizados na construção deste trabalho.</text:span></text:p>
      <text:p text:style-name="P27"/>
      <text:p text:style-name="P27"/>
      <text:p text:style-name="P27"/>
      <text:p text:style-name="P27"/>
      <text:p text:style-name="P27"/>
      <text:p text:style-name="P27"/>
      <text:p text:style-name="P226"><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3">Etapas</text:p>
          </table:table-cell>
          <table:table-cell table:style-name="Tabela1.A1" office:value-type="string">
            <text:p text:style-name="P225">Mar</text:p>
          </table:table-cell>
          <table:table-cell table:style-name="Tabela1.A1" office:value-type="string">
            <text:p text:style-name="P222">Abr</text:p>
          </table:table-cell>
          <table:table-cell table:style-name="Tabela1.A1" office:value-type="string">
            <text:p text:style-name="P222">Mai</text:p>
          </table:table-cell>
          <table:table-cell table:style-name="Tabela1.A1" office:value-type="string">
            <text:p text:style-name="P222">Jun</text:p>
          </table:table-cell>
          <table:table-cell table:style-name="Tabela1.A1" office:value-type="string">
            <text:p text:style-name="P222">Jul</text:p>
          </table:table-cell>
          <table:table-cell table:style-name="Tabela1.A1" office:value-type="string">
            <text:p text:style-name="P222">Ago</text:p>
          </table:table-cell>
          <table:table-cell table:style-name="Tabela1.A1" office:value-type="string">
            <text:p text:style-name="P222">Set</text:p>
          </table:table-cell>
          <table:table-cell table:style-name="Tabela1.A1" office:value-type="string">
            <text:p text:style-name="P222">Out</text:p>
          </table:table-cell>
          <table:table-cell table:style-name="Tabela1.J1" office:value-type="string">
            <text:p text:style-name="P224">Nov</text:p>
          </table:table-cell>
        </table:table-row>
        <table:table-row>
          <table:table-cell table:style-name="Tabela1.A2" office:value-type="string">
            <text:p text:style-name="P220">Pesquisa do tema</text:p>
          </table:table-cell>
          <table:table-cell table:style-name="Tabela1.A2" office:value-type="string">
            <text:p text:style-name="P221">X</text:p>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J2" office:value-type="string">
            <text:p text:style-name="P218"/>
          </table:table-cell>
        </table:table-row>
        <table:table-row>
          <table:table-cell table:style-name="Tabela1.A2" office:value-type="string">
            <text:p text:style-name="P219">Revisão Bibliográfica</text:p>
          </table:table-cell>
          <table:table-cell table:style-name="Tabela1.A2" office:value-type="string">
            <text:p text:style-name="P221">X</text:p>
          </table:table-cell>
          <table:table-cell table:style-name="Tabela1.A2" office:value-type="string">
            <text:p text:style-name="P221">X</text:p>
          </table:table-cell>
          <table:table-cell table:style-name="Tabela1.A2" office:value-type="string">
            <text:p text:style-name="P257">X</text:p>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J2" office:value-type="string">
            <text:p text:style-name="P218"/>
          </table:table-cell>
        </table:table-row>
        <table:table-row>
          <table:table-cell table:style-name="Tabela1.A2" office:value-type="string">
            <text:p text:style-name="P220">Determinação dos objetivos</text:p>
          </table:table-cell>
          <table:table-cell table:style-name="Tabela1.A2" office:value-type="string">
            <text:p text:style-name="P218"/>
          </table:table-cell>
          <table:table-cell table:style-name="Tabela1.A2" office:value-type="string">
            <text:p text:style-name="P221">X</text:p>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J2" office:value-type="string">
            <text:p text:style-name="P218"/>
          </table:table-cell>
        </table:table-row>
        <table:table-row>
          <table:table-cell table:style-name="Tabela1.A2" office:value-type="string">
            <text:p text:style-name="P220">Localização e identificação das fontes para obtenção do <text:span text:style-name="T41">dataset</text:span></text:p>
          </table:table-cell>
          <table:table-cell table:style-name="Tabela1.A2" office:value-type="string">
            <text:p text:style-name="P221">X</text:p>
          </table:table-cell>
          <table:table-cell table:style-name="Tabela1.A2" office:value-type="string">
            <text:p text:style-name="P221">X</text:p>
          </table:table-cell>
          <table:table-cell table:style-name="Tabela1.A2" office:value-type="string">
            <text:p text:style-name="P257"/>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A2" office:value-type="string">
            <text:p text:style-name="P218"/>
          </table:table-cell>
          <table:table-cell table:style-name="Tabela1.J2" office:value-type="string">
            <text:p text:style-name="P218"/>
          </table:table-cell>
        </table:table-row>
      </table:table>
      <text:p text:style-name="P217">Fonte<text:span text:style-name="T103"> – </text:span>Acervo do Autor</text:p>
      <text:p text:style-name="P27"/>
      <text:p text:style-name="P27"/>
      <text:p text:style-name="P27"/>
      <text:h text:style-name="P258" text:outline-level="1"><text:bookmark-start text:name="__RefHeading___Toc724_246650157"/><text:span text:style-name="T99">2</text:span> <text:span text:style-name="T99">FUNDAMENTAÇÃO TEÓRICA</text:span><text:bookmark-end text:name="__RefHeading___Toc724_246650157"/></text:h>
      <text:p text:style-name="P67"/>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69"/>
      <text:h text:style-name="P265" text:outline-level="2"><text:bookmark-start text:name="__RefHeading___Toc383_132956689012"/><text:span text:style-name="T100">2.1</text:span> <text:span text:style-name="T100">FAKE NEWS</text:span><text:bookmark-end text:name="__RefHeading___Toc383_132956689012"/></text:h>
      <text:p text:style-name="P78"/>
      <text:p text:style-name="P28"><text:tab/><text:span text:style-name="T100">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0"> era mais complexo, pois prejudicava a reputação da publicação, possuía um alto custo de distribuição e o autor era penalizado (TRAUMANN, 2017).</text:span></text:p>
      <text:p text:style-name="P11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0"><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0"> são fabricadas imitando a forma do conteúdo de uma notícia, mas não conseguem copiar o processo e o propósito organizacional (RIBEIRO; ORTELLADO, 2018).</text:span></text:p>
      <text:p text:style-name="P28"><text:span text:style-name="T100"><text:tab/>De acordo com Ribeiro e Ortellado (2018), as </text:span><text:span text:style-name="T46">fake news </text:span><text:span text:style-name="T10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278998333" text:style-name="L4">
        <text:list-item>
          <text:p text:style-name="P252">Erros não intencionais em reportagens;</text:p>
        </text:list-item>
        <text:list-item>
          <text:p text:style-name="P252">Rumores não provenientes de um artigo de notícia;</text:p>
        </text:list-item>
        <text:list-item>
          <text:p text:style-name="P252">Teorias da conspiração;</text:p>
        </text:list-item>
        <text:list-item>
          <text:p text:style-name="P252">Falsas afirmações de políticos.</text:p>
        </text:list-item>
      </text:list>
      <text:p text:style-name="P29"><text:span text:style-name="T100"><text:tab/>Para uma tentativa de combate às </text:span><text:span text:style-name="T46">fake news</text:span><text:span text:style-name="T100"> no Brasil, o Supremo Tribunal Federal (STF) lançou, em Junho de 2019, o Painel Multissetorial de Checagem de Informações e Combate a </text:span><text:span text:style-name="T46">Fake News</text:span><text:span text:style-name="T100">, no qual reuniu jornais, agências, associações de juízes e </text:span><text:soft-page-break/><text:span text:style-name="T100">tribunais superiores para a criação de sites e projetos com o objetivo de investigar e analisar as informações que circulam nas mídias sociais (BARBOSA; SANTI, 2019).</text:span></text:p>
      <text:p text:style-name="P120"><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0"><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0"><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0"/>
      <text:h text:style-name="P273" text:outline-level="3"><text:bookmark-start text:name="__RefHeading___Toc1971_1387168253"/><text:span text:style-name="T100">2</text:span>.<text:span text:style-name="T104">1.1</text:span> <text:span text:style-name="T104">Impactos das Fake News</text:span><text:bookmark-end text:name="__RefHeading___Toc1971_1387168253"/></text:h>
      <text:p text:style-name="P80"/>
      <text:p text:style-name="P30"><text:tab/><text:span text:style-name="T104">Delmazo e Valente (2018) relatam uma pesquisa realizada pelo site </text:span><text:span text:style-name="T46">Buzzfeed News</text:span><text:span text:style-name="T10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2">, </text:span><text:span text:style-name="T46">Washington Post</text:span><text:span text:style-name="T82">, </text:span><text:span text:style-name="T46">Huffington Post</text:span><text:span text:style-name="T82">, </text:span><text:span text:style-name="T46">NBC News</text:span><text:span text:style-name="T82">,</text:span><text:span text:style-name="T100"> entre outros.</text:span></text:p>
      <text:p text:style-name="P30"><text:span text:style-name="T100"><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0"> confirma que Clinton vendeu armas para o Estado Islâmico” e “Papa Francisco choca o mundo e apoia Donald Trump” (SPINELLI; SANTOS, 2018).</text:span></text:p>
      <text:p text:style-name="P31"><text:span text:style-name="T100"><text:tab/>De acordo com Spinelli e Santos (2028), um caso de destaque ocorreu em uma pizzaria da Carolina do Norte, no qual um homem de 28 anos entrou atirando com o objetivo </text:span><text:soft-page-break/><text:span text:style-name="T100">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22"><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2"><text:span text:style-name="T100"><text:tab/>Um boato disseminado nas redes sociais do Brasil, relatava que a ex-primeira dama Marisa Letícia, morta em 3 de fevereiro de 2017, estaria viva e viajando pela Itália. Além disso, outra </text:span><text:span text:style-name="T46">fake news</text:span><text:span text:style-name="T100"> afirmava que o viúvo Marisa Letícia, o ex-presidente Luiz Inácio Lula da Silva, teria solicitado pensão referente ao salário de Marisa como servidora do Congresso Nacional, no valor de R$ 68 mil (DELMAZO; VALENTE, 2018).</text:span></text:p>
      <text:p text:style-name="P32"><text:span text:style-name="T100"><text:tab/>Spinelli e Santos (2028) destacam uma pesquisa do </text:span><text:span text:style-name="T46">Pew Research Center</text:span><text:span text:style-name="T82">,</text:span><text:span text:style-name="T100"> no qual as notícias falsas confundem a interpretação dos fatos e eventos atuais para 64% dos americanos entrevistados. Diversas </text:span><text:span text:style-name="T46">fake news</text:span><text:span text:style-name="T100"> são disseminadas nas mídias sociais, os exemplos acima são uma pequena amostra dessas notícias e os riscos reais que elas representam para a sociedade contemporânea.</text:span></text:p>
      <text:p text:style-name="P90"/>
      <text:h text:style-name="P274" text:outline-level="3"><text:bookmark-start text:name="__RefHeading___Toc1973_1387168253"/><text:span text:style-name="T100">2</text:span>.<text:span text:style-name="T122">1.2</text:span> <text:span text:style-name="T105">Formas de combate utilizadas para as fake news</text:span><text:bookmark-end text:name="__RefHeading___Toc1973_1387168253"/></text:h>
      <text:p text:style-name="P81"/>
      <text:p text:style-name="P91"><text:tab/><text:span text:style-name="T106">S</text:span>ites responsáveis por disseminar notícias falsas estão <text:span text:style-name="T107">a todo</text:span> vapor na produção, devido principalmente aos cliques da audiência, que geram lucros, e a divulgação de <text:span text:style-name="T41">fake news</text:span> acaba sendo incentivada pela publicidade (SPINELLI; SANTOS, 2018).</text:p>
      <text:p text:style-name="P92"><text:span text:style-name="T100"><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xt:soft-page-break/>tempo para reduzir a disseminação e o impacto das <text:span text:style-name="T41">fake news</text:span>; Maior dificuldade para criação de contas falsas.</text:p>
      <text:p text:style-name="P93"><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4"><text:tab/><text:span text:style-name="T108">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09">o</text:span> <text:span text:style-name="T41">First Draft News</text:span> também realiza o monitoramento de eleições, como as que ocorreram nos Estados Unidos em 2016 e no Reino Unido, França e Alemanha em 2017.</text:p>
      <text:p text:style-name="P95"><text:tab/>Outra iniciativa realizada pelo Google foi a <text:span text:style-name="T110">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5"><text:tab/>A disseminação de <text:span text:style-name="T41">fake news </text:span>afeta a distinção do que é real <text:span text:style-name="T111">na sociedade </text:span>e <text:span text:style-name="T111">o que </text:span>é falso, ocasionando uma ameaça não apenas ao jornalismo, mas também à democracia. Deste modo, um desafio é que a própria audiência contraponha as falsas notícias, compreenda os métodos de apuração jornalística e que <text:span text:style-name="T112">compartilhe</text:span> e <text:span text:style-name="T112">usufrua</text:span> de veículos de comunicação que informam com credibilidade e precisão (DELMAZO; VALENTE, 2018).</text:p>
      <text:p text:style-name="P28"/>
      <text:h text:style-name="P275" text:outline-level="3"><text:bookmark-start text:name="__RefHeading___Toc385_13295668901221"/><text:span text:style-name="T100">2</text:span>.<text:span text:style-name="T122">1.3</text:span> <text:span text:style-name="T113">Checagem de fatos</text:span><text:bookmark-end text:name="__RefHeading___Toc385_13295668901221"/></text:h>
      <text:p text:style-name="P82"/>
      <text:p text:style-name="P33"><text:tab/><text:span text:style-name="T10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00"><text:tab/>De acordo com Delmazo e Valente (2018), a verificação dos fatos (</text:span><text:span text:style-name="T46">fact-checking</text:span><text:span text:style-name="T100">), desenvolvida de acordo com os procedimentos já especificados na reportagem jornalística, permite que a política não se afaste do que deveria ser, que não se afaste da sua relação com a verdade. O </text:span><text:span text:style-name="T46">fact-checking</text:span><text:span text:style-name="T100"> possui preocupação com a transparência, credibilidade, busca pela diversidade de personalidades checadas e uma política clara de erros.</text:span></text:p>
      <text:p text:style-name="P34"><text:soft-page-break/><text:span text:style-name="T100"><text:tab/>Nos Estados Unidos, com o lançamento do site </text:span><text:span text:style-name="T46">Factcheck.org</text:span><text:span text:style-name="T100">, o gênero </text:span><text:span text:style-name="T46">fact-checking</text:span><text:span text:style-name="T100"> começou a conquistar reconhecimento e audiência. Além disso, teve seu ápice quando o projeto </text:span><text:span text:style-name="T46">PolitiFact</text:span><text:span text:style-name="T100"> levou o prêmio </text:span><text:span text:style-name="T46">Pulitzer</text:span><text:span text:style-name="T100"> em 2009 (DELMAZO; VALENTE, 2018).</text:span></text:p>
      <text:p text:style-name="P34"><text:span text:style-name="T100"><text:tab/>Delmazo e Valente (2018) destacam que os responsáveis pela checagem de fato em todo mundo possuem uma norma internacional, o </text:span><text:span text:style-name="T46">International Fact-checking Network</text:span><text:span text:style-name="T48"> – </text:span><text:span text:style-name="T100">IFCN, possuí um código de princípios, uma conferência global realizada todo ano e um dia internacional, o dia do </text:span><text:span text:style-name="T46">fact-checking</text:span><text:span text:style-name="T100"> em 2 de abril, depois do da mentira.</text:span></text:p>
      <text:p text:style-name="P123"><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246"><text:span text:style-name="T100"><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span></text:p>
      <text:p text:style-name="P247"><text:tab/><text:span text:style-name="T186">A</text:span> primeira agência de notícias do Brasil a se especializar na técnica jornalística mundialmente conhecida como <text:span text:style-name="T41">fact-checking</text:span> <text:span text:style-name="T186">é a agência Lupa</text:span>, <text:span text:style-name="T186">que</text:span> se encontra ativa desde novembro de 2015. Possui como objetivo acompanhar o noticiário de política, economia, cidade, cultura, educação, saúde e relações internacionais, realizando correções e divulgando dados corretos quando necessário <text:span text:style-name="T187">(LUPA, 2015)</text:span>.</text:p>
      <text:p text:style-name="P24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87">(LUPA, 2015)</text:span>.</text:p>
      <text:p text:style-name="P124"><text:tab/>A agência Aos Fatos, possui bases no Rio de Janeiro e em São Paulo e é mantida por uma equipe de profissionais multidisciplinares e multitarefas. Possui como objetivo acompanhar declarações de políticos e autoridades de expressão nacional verificando se estão <text:soft-page-break/>falando a verdade. Além disso, Aos Fatos é financiada por meio do seu programa de apoiadores, o Aos Fatos Mais, parcerias editoriais e projetos de tecnologia encubados no Aos Fatos Lab (AOS FATOS, 2020).</text:p>
      <text:p text:style-name="P98"/>
      <text:h text:style-name="P266" text:outline-level="2"><text:bookmark-start text:name="__RefHeading___Toc1975_1387168253"/><text:span text:style-name="T100">2.2</text:span> <text:span text:style-name="T100">REDES NEURAIS ARTIFICIAIS</text:span><text:bookmark-end text:name="__RefHeading___Toc1975_1387168253"/></text:h>
      <text:p text:style-name="P83"/>
      <text:p text:style-name="P35"><text:tab/><text:span text:style-name="T10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5"><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6"><text:tab/>A aptidão de uma RNA na resolução de um problema é determinado através da sua arquitetura, no qual é especificado a quantidade e forma de ligação dos neurônios, assim como o peso das conexões e o número de camadas (FURTADO, 2019).</text:p>
      <text:p text:style-name="P132"><text:tab/>Geralmente, a forma de resolução de um problema é baseado no método empírico, a partir dos processos de treinamentos e modificações graduais para adaptar e aperfeiçoar o modelo a solução do problema (FURTADO, 2019).</text:p>
      <text:p text:style-name="P133"><text:span text:style-name="T170"><text:tab/>Os dados que serão processados </text:span>são passados às unidades de entrada, os valores são multiplicados pelos <text:span text:style-name="T170">respectivos</text:span> pesos e passados em sequência às unidades com as quais possuem conexões diretas. <text:span text:style-name="T170">Além disso, as r</text:span>edes neurais normalmente são organizadas em camadas, com cada camada possuindo uma ou mais unidades, e as saídas das unidades são combinadas, utilizando a função de ativação, e usadas como entradas das unidades da <text:span text:style-name="T170">próxima camada (NELSON, 2017).</text:span></text:p>
      <text:p text:style-name="P133"><text:span text:style-name="T170"><text:tab/>R</text:span>edes neurais<text:span text:style-name="T171"> comuns se baseiam na</text:span> arquitetura denominad<text:span text:style-name="T171">a</text:span> como <text:span text:style-name="T41">feedforward</text:span><text:span text:style-name="T87">, no qual representa </text:span>um fluxo de informaç<text:span text:style-name="T171">ões</text:span> unidirecional, não existindo nenhum tipo de ciclo <text:span text:style-name="T170">(NELSON, 2017)</text:span>, como <text:span text:style-name="T171">apresentado na figura abaixo, uma rede </text:span><text:span text:style-name="T59">feedforward </text:span><text:span text:style-name="T171">totalmente conectada com uma camada oculta e uma camada de saída (HAYKIN, 2009).</text:span></text:p>
      <text:p text:style-name="P133"><draw:frame draw:style-name="fr1" draw:name="Quadro4" text:anchor-type="paragraph" svg:x="1.4827in" svg:y="0.0945in" svg:width="3.5543in" draw:z-index="10"><draw:text-box fo:min-height="3.1783in"><text:p text:style-name="Illustration"><draw:frame draw:style-name="fr5" draw:name="Figura5" text:anchor-type="as-char" svg:width="3.3339in" style:rel-width="100%" svg:height="2.5201in" style:rel-height="scale" draw:z-index="23"><draw:image xlink:href="Pictures/100002010000020400000186EA4652F29949ECA9.png" xlink:type="simple" xlink:show="embed" xlink:actuate="onLoad" loext:mime-type="image/png"/></draw:frame><text:line-break/>Figura <text:sequence text:ref-name="refIllustration0" text:name="Illustration" text:formula="ooow:Illustration+1" style:num-format="1">1</text:sequence>: Rede neural feedforward (JONES, 2017)</text:p></draw:text-box></draw:frame><text:soft-page-break/></text:p>
      <text:p text:style-name="P127"><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8"><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30"><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3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060992424" text:style-name="L5">
        <text:list-item>
          <text:p text:style-name="P253">Neurofisiologistas com maior conhecimento sobre o processamento de informações nos organismos vivos;</text:p>
        </text:list-item>
        <text:list-item>
          <text:p text:style-name="P253">Novas tecnologias permitindo maior potencial computacional e baixo custo, o que possibilitou simulações e testes mais complexas;</text:p>
        </text:list-item>
        <text:list-item>
          <text:p text:style-name="P253">Novas teorias que serviram de base para o desenvolvimento de novos algoritmos.</text:p>
        </text:list-item>
      </text:list>
      <text:p text:style-name="P13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3"/>
      <text:h text:style-name="P276" text:outline-level="3"><text:bookmark-start text:name="__RefHeading___Toc385_13295668901212"/><text:span text:style-name="T100">2.2.1</text:span> <text:span text:style-name="T114">Neurônio biológico</text:span><text:bookmark-end text:name="__RefHeading___Toc385_13295668901212"/></text:h>
      <text:p text:style-name="P83"/>
      <text:p text:style-name="P36"><text:tab/><text:span text:style-name="T96">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5"><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5"><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5"><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7"/>
      <text:p text:style-name="P96"><draw:frame draw:style-name="fr2" draw:name="Quadro1" text:anchor-type="paragraph" svg:width="4.5563in" draw:z-index="1"><draw:text-box fo:min-height="3.0252in"><text:p text:style-name="P231"><draw:frame draw:style-name="fr5" draw:name="Figura1" text:anchor-type="as-char" svg:width="4.5563in" style:rel-width="100%" svg:height="3.0252in" style:rel-height="scale" draw:z-index="2"><draw:image xlink:href="Pictures/1000020100000292000001B509FBC3C6B17F4B9E.png" xlink:type="simple" xlink:show="embed" xlink:actuate="onLoad" loext:mime-type="image/png"/></draw:frame><text:line-break/>Figura <text:sequence text:ref-name="refIllustration1" text:name="Illustration" text:formula="ooow:Illustration+1" style:num-format="1">2</text:sequence>: Estrutura de <text:span text:style-name="T119">um</text:span> neurônio biológico <text:span text:style-name="T115">(FURTADO, 2019)</text:span></text:p></draw:text-box></draw:frame></text:p>
      <text:p text:style-name="P97"><text:span text:style-name="T96"><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7"><text:span text:style-name="T116"><text:tab/>De acordo com Finocchio (2014), o</text:span> cérebro humano, uma das partes <text:span text:style-name="T117">do sistema</text:span> nervoso, é responsável pelo controle das funções e dos movimentos do organismo, no qual é composto por aproximadamente 100 bilhões de neurônios e cada neurônio se encontra conectado <text:span text:style-name="T117">a outros</text:span> (aproximadamente 100 neurônios) através de sinapses, formando uma grande rede neural biológica, permitindo uma grande capacidade de processamento e armazenamento de informações.</text:p>
      <text:p text:style-name="P28"/>
      <text:h text:style-name="P276" text:outline-level="3"><text:bookmark-start text:name="__RefHeading___Toc385_13295668901213"/><text:soft-page-break/><text:span text:style-name="T100">2.2.2</text:span> <text:span text:style-name="T118">Neurônio Artificial</text:span><text:bookmark-end text:name="__RefHeading___Toc385_13295668901213"/></text:h>
      <text:p text:style-name="P83"/>
      <text:p text:style-name="P38"><text:tab/><text:span text:style-name="T96">Um neurônio artificial é uma estrutura lógico-matemática que tem por objetivo simular o comportamento e funcionamento de um neurônio biológico, realizando o processando a partir de diversas entradas e fornecendo saídas (FURTADO, 2019).</text:span></text:p>
      <text:p text:style-name="P106"><text:tab/>Comparando um neurônio biológico com um artificial, como pode ser observado na figura abaixo, observa-se três elementos básicos, que são:</text:p>
      <text:list xml:id="list438075910" text:style-name="L6">
        <text:list-item>
          <text:p text:style-name="P242"><text:span text:style-name="T96">Entrada e Pesos: Os dendritos seriam os sinais de entradas (</text:span><text:span text:style-name="T44">Input signals</text:span><text:span text:style-name="T96">, representados por x1, x2, … xm), no qual se comunicam com o corpo celular através de canais que possuem pesos sinápticos (</text:span><text:span text:style-name="T44">Synaptic weights</text:span><text:span text:style-name="T96">,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2"><text:span text:style-name="T96">Função Soma: Após os estímulos serem captados, são processados a partir da função soma (</text:span><text:span text:style-name="T44">Summing junction</text:span><text:span text:style-name="T96">) (FURTADO, 2019). No qual, é realizado a soma dos sinais de entrada, ponderados pelas respectivas forças sinápticas do neurônio, representando uma combinação linear (HAYKIN, 2009).</text:span></text:p>
        </text:list-item>
        <text:list-item>
          <text:p text:style-name="P251">Função de Ativação: Responsável por limitar a amplitude da saída de um neurônio, limita a faixa de amplitude permitida do sinal de saída para algum valor finito.</text:p>
        </text:list-item>
      </text:list>
      <text:p text:style-name="P39"/>
      <text:p text:style-name="P39"><draw:frame draw:style-name="fr2" draw:name="Quadro2" text:anchor-type="paragraph" svg:width="5.3882in" draw:z-index="3"><draw:text-box fo:min-height="3.1598in"><text:p text:style-name="Illustration"><draw:frame draw:style-name="fr5" draw:name="Figura2" text:anchor-type="as-char" svg:width="5.3882in" style:rel-width="100%" svg:height="3.1598in" style:rel-height="scale" draw:z-index="4"><draw:image xlink:href="Pictures/10000201000004D6000002D6111ABFD63CEF000C.png" xlink:type="simple" xlink:show="embed" xlink:actuate="onLoad" loext:mime-type="image/png"/></draw:frame><text:line-break/>Figura <text:sequence text:ref-name="refIllustration2" text:name="Illustration" text:formula="ooow:Illustration+1" style:num-format="1">3</text:sequence>: Estrutura de um neurônio artificial (HAYKIN, 2009)</text:p></draw:text-box></draw:frame><text:soft-page-break/></text:p>
      <text:p text:style-name="P107"><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8"><text:tab/>Segundo Haykin (2009), o modelo da figura acima, na forma matemática pode ser representado da seguinte forma:</text:p>
      <text:p text:style-name="P40"><draw:frame draw:style-name="fr6" draw:name="Figura3" text:anchor-type="paragraph" svg:x="2.3457in" svg:y="-0.0516in" svg:width="1.6646in" svg:height="1.3882in" draw:z-index="5"><draw:image xlink:href="Pictures/1000020100000249000001E89547F825738DD290.png" xlink:type="simple" xlink:show="embed" xlink:actuate="onLoad" loext:mime-type="image/png"/></draw:frame><text:span text:style-name="T96"><text:tab/>No qual: Os valores de xj são os sinais de entrada; os valores representados por wkj são os pesos sinápticos; uk é o resultado da combinação linear dos sinais de entrada e os pesos; bk é o </text:span><text:span text:style-name="T44">bias</text:span><text:span text:style-name="T96">; A fórmula inferior representa a função de ativação; e yk é o resultado do neurônio.</text:span></text:p>
      <text:p text:style-name="P99"/>
      <text:h text:style-name="P267" text:outline-level="2"><text:bookmark-start text:name="__RefHeading___Toc1975_13871682531"/><text:span text:style-name="T100">2.3</text:span> <text:span text:style-name="T123">RNA’S UTILIZADAS</text:span><text:bookmark-end text:name="__RefHeading___Toc1975_13871682531"/></text:h>
      <text:p text:style-name="P84"/>
      <text:p text:style-name="P109"><text:tab/><text:span text:style-name="T124">Neste capítulo é apresentado as Redes Neurais Artificiais utilizadas neste </text:span><text:soft-page-break/><text:span text:style-name="T124">trabalho. Primeiramente é apresentado a RNA MLP e posteriormente é apresentado a rede recorrente LSTM.</text:span></text:p>
      <text:p text:style-name="P109"/>
      <text:h text:style-name="P277" text:outline-level="3"><text:bookmark-start text:name="__RefHeading___Toc385_132956689012121"/><text:span text:style-name="T100">2.3.1</text:span> <text:span text:style-name="T125">Multilayer Perceptron</text:span><text:bookmark-end text:name="__RefHeading___Toc385_132956689012121"/></text:h>
      <text:p text:style-name="P110"/>
      <text:p text:style-name="P111"><text:tab/>De <text:span text:style-name="T126">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3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1"><text:span text:style-name="T126"><text:tab/>De acordo com Rodriguez (2019), a dificuldade das redes neurais em resolver problemas linearmente não separáveis, por exemplo, o XOR (ou exclusivo), é uma das principais limitações dos modelos </text:span><text:span text:style-name="T49">perceptrons</text:span><text:span text:style-name="T126">. Com isso, novas estratégias foram utilizadas para combater esse problema, como adicionar camadas intermediárias a partir da criação da rede </text:span><text:span text:style-name="T49">multilayer perceptron</text:span><text:span text:style-name="T126"> – MLP.</text:span></text:p>
      <text:p text:style-name="P13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2"><text:span text:style-name="T126"><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6">) (RODRIGUES, 2019), baseado numa regra de aprendizagem que ajusta o erro durante o treinamento (GUALDA, 2008).</text:span></text:p>
      <text:p text:style-name="P112"><text:span text:style-name="T126"><text:tab/>A figura abaixo apresenta a arquitetura de uma rede </text:span><text:span text:style-name="T49">multilayer perceptron</text:span><text:span text:style-name="T126"> com uma camada de entrada, duas camadas ocultas e uma camada de saída (HAYKIN, 2009). A partir desta configuração, cada neurônio está ligado com todos os outros das camadas vizinhas </text:span><text:soft-page-break/><text:span text:style-name="T126">em uma comunicação unidirecional, contudo neurônios da mesma camada não se comunicam (GUALDA, 2008). Os estímulos / sinais são apresentados a rede pela camada de entrada e são propagados para frente sem nenhuma alteração (</text:span><text:span text:style-name="T49">feedforward</text:span><text:span text:style-name="T126">) (RODRIGUES, 2019).</text:span></text:p>
      <text:p text:style-name="P112"/>
      <text:p text:style-name="P112"><draw:frame draw:style-name="fr3" draw:name="Quadro3" text:anchor-type="paragraph" svg:width="5.9591in" draw:z-index="6"><draw:text-box fo:min-height="3.0335in"><text:p text:style-name="Illustration"><draw:frame draw:style-name="fr5" draw:name="Figura4" text:anchor-type="as-char" svg:width="5.9591in" style:rel-width="100%" svg:height="3.0335in" style:rel-height="scale" draw:z-index="7"><draw:image xlink:href="Pictures/10000201000004BA00000268AC15C334329CCBD3.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2"><text:span text:style-name="T126"><text:tab/>Haykin (2009) descreve de acordo com observações da figura acima, os seguintes pontos: Os sinais de entrada (</text:span><text:span text:style-name="T49">input signal</text:span><text:span text:style-name="T126">) chegam a partir da camada de entrada (</text:span><text:span text:style-name="T49">input layer</text:span><text:span text:style-name="T126">) da rede e se propagam adiante, neurônio por neurônio. Na camada de saída (</text:span><text:span text:style-name="T49">output layer</text:span><text:span text:style-name="T126">)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0"/>
      <text:h text:style-name="P278" text:outline-level="3"><text:bookmark-start text:name="__RefHeading___Toc385_1329566890121211"/><text:span text:style-name="T100">2.3.2</text:span> <text:span text:style-name="T132">Redes Neurais Recorrentes</text:span><text:bookmark-end text:name="__RefHeading___Toc385_1329566890121211"/></text:h>
      <text:p text:style-name="P110"/>
      <text:p text:style-name="P116"><text:tab/><text:span text:style-name="T132">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text:span><text:soft-page-break/><text:span text:style-name="T132">loops que possibilitam que as informações persistam e sejam passadas de uma etapa da rede para a próxima (OLAH, 2015).</text:span></text:p>
      <text:p text:style-name="P117"><text:span text:style-name="T132"><text:tab/>Segundo Rodriguez (2019), redes neurais artificiais mais simples, como a </text:span><text:span text:style-name="T50">multilayer perceptron</text:span><text:span text:style-name="T132">, recebem os sinais a partir da camada de entrada e atravessam a rede até a camada de saída (</text:span><text:span text:style-name="T50">feedforward</text:span><text:span text:style-name="T132">). Entretanto, em uma rede neural recorrente a camada oculta pode receber tanto informações da camada de entrada quanto informação dela mesma na interação anterior (</text:span><text:span text:style-name="T50">feedback</text:span><text:span text:style-name="T132">), o que permite, por exemplo, trabalhar com modelagens temporais e espaciais.</text:span></text:p>
      <text:p text:style-name="P138"><text:tab/>De acordo com Olah (2015), redes neurais recorrentes são redes com loops, entretanto também podem ser vistas como várias cópias da mesma rede, cada uma passando uma mensagem para um sucessor. Ou seja, uma parte da rede neural analisa uma entrada Xi, com isso um resultado Hi é obtido como resposta da etapa atual, mas também é persistido e passado para a próxima etapa da rede, como apresentado na figura abaixo</text:p>
      <text:p text:style-name="P116"><draw:frame draw:style-name="fr1" draw:name="Quadro6" text:anchor-type="paragraph" svg:x="0.0937in" svg:y="0.0283in" svg:width="6.1118in" draw:z-index="11"><draw:text-box fo:min-height="1.6055in"><text:p text:style-name="P233"><draw:frame draw:style-name="fr5" draw:name="Figura7" text:anchor-type="as-char" svg:width="6.1118in" style:rel-width="100%" svg:height="1.6055in" style:rel-height="scale" draw:z-index="20"><draw:image xlink:href="Pictures/1000020100000A92000002C73435D192A657B42B.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32"> (OLAH, 2015).</text:span></text:p></draw:text-box></draw:frame></text:p>
      <text:p text:style-name="P114"><text:tab/><text:span text:style-name="T172">Dessa maneira</text:span>, a informação não flui em um único sentido. <text:span text:style-name="T172">Além disso,</text:span> a saída da rede não depende apenas da entrada corrente, mas também das entradas anteriores, <text:span text:style-name="T172">como pode ser visualizado na figura abaixo, onde c0, c1 e c2 são informações dos próprios neurônios da iteração anterior</text:span>. O efeito prático disto é a existência de memória de curto prazo na rede<text:span text:style-name="T170"> (NELSON, 2017).</text:span></text:p>
      <text:p text:style-name="P113"><draw:frame draw:style-name="fr1" draw:name="Quadro5" text:anchor-type="paragraph" svg:x="1.3764in" svg:y="0.0035in" svg:width="3.2528in" draw:z-index="8"><draw:text-box fo:min-height="5.2929in"><text:p text:style-name="P232"><draw:frame draw:style-name="fr5" draw:name="Figura6" text:anchor-type="as-char" svg:width="2.8173in" style:rel-width="100%" svg:height="4.2898in" style:rel-height="scale" draw:z-index="9"><draw:image xlink:href="Pictures/10000201000002140000032A21116C2A7DE56FFE.png" xlink:type="simple" xlink:show="embed" xlink:actuate="onLoad" loext:mime-type="image/png"/></draw:frame><text:line-break/>Figura <text:sequence text:ref-name="refIllustration5" text:name="Illustration" text:formula="ooow:Illustration+1" style:num-format="1">6</text:sequence>: Rede neural feedback <text:span text:style-name="T173">(JONES, 2017)</text:span></text:p></draw:text-box></draw:frame><text:soft-page-break/></text:p>
      <text:p text:style-name="P118"><text:span text:style-name="T132"><text:tab/>O processo de </text:span><text:span text:style-name="T50">feedback</text:span><text:span text:style-name="T132"> permite que o estado oculto passe a funcionar como uma memória de curto prazo através dos </text:span><text:span text:style-name="T50">feedbacks</text:span><text:span text:style-name="T132">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4">com uma </text:span>compreensão mais difícil <text:span text:style-name="T174">e com a </text:span>capacidade de resolver uma gama maior de problemas <text:span text:style-name="T174">(NELSON, 2017)</text:span>.</text:p>
      <text:p text:style-name="P118"/>
      <text:p text:style-name="P118"/>
      <text:p text:style-name="P118"/>
      <text:p text:style-name="P118"/>
      <text:p text:style-name="P118"/>
      <text:p text:style-name="P118"/>
      <text:p text:style-name="P118"/>
      <text:p text:style-name="P118"/>
      <text:p text:style-name="P118"><text:soft-page-break/></text:p>
      <text:p text:style-name="P170"><text:tab/>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 (OLAH, 2015).</text:p>
      <text:p text:style-name="P137"><text:tab/><text:span text:style-name="T177">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37"><text:span text:style-name="T17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77"> conseguem lidar com esse problema e são apresentadas no próximo capítulo.</text:span></text:p>
      <text:p text:style-name="P136"/>
      <text:h text:style-name="Heading_20_4" text:outline-level="4"><text:bookmark-start text:name="__RefHeading___Toc1982_1268758836"/><text:span text:style-name="T133">2.3.2.1 </text:span>Long Short-Term Memory<text:bookmark-end text:name="__RefHeading___Toc1982_1268758836"/></text:h>
      <text:p text:style-name="P110"/>
      <text:p text:style-name="P134"><text:tab/><text:span text:style-name="T135">Segundo Hochreiter e Schmidhuber (1997), redes neurais recorrentes por meio de suas conexões de </text:span><text:span text:style-name="T51">feedback</text:span><text:span text:style-name="T134"> podem armazenar representações de eventos de entrada recentes em forma de ativações, chamadas de memória de curto prazo (</text:span><text:span text:style-name="T51">short-term memory</text:span><text:span text:style-name="T134">). O que permite a sua utilização em diversas aplicações, como o processamento de fala e composição musical.</text:span></text:p>
      <text:p text:style-name="P140"><text:tab/>Um grande problema relacionado a redes neurais recorrentes são os algoritmos utilizados para aprender o que colocar na memória de curto prazo, no qual levam muito tempo ou não funcionam muito bem (HOCHREITER; SCHMIDHUBER, 1997).</text:p>
      <text:p text:style-name="P140"><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5"><text:span text:style-name="T134"><text:tab/>A arquitetura recorrente chamada Memória de Longo Prazo (</text:span><text:span text:style-name="T51">Long Short-Term Memory – </text:span><text:span text:style-name="T134">LSTM), proposta por Hochreiter e Schmidhuber (1997), foi desenvolvida para </text:span><text:soft-page-break/><text:span text:style-name="T134">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75"><text:tab/>Segundo o autor Olah (2015), redes neurais recorrentes possuem o formato de uma cadeia de módulos repetidos de rede neural, como exemplificado na imagem abaixo, no qual o <text:span text:style-name="T41">X</text:span> é a entrada da rede, <text:span text:style-name="T64">h</text:span> é a resposta e <text:span text:style-name="T64">t</text:span> representa em qual iteração a rede se encontra. Além disso, nas RNN’s padrões o módulo de repetição possui uma estrutura muito simples, como uma única camada <text:span text:style-name="T41">tanh</text:span>.</text:p>
      <text:p text:style-name="P141"><draw:frame draw:style-name="fr3" draw:name="Quadro7" text:anchor-type="paragraph" svg:width="5.5484in" draw:z-index="12"><draw:text-box fo:min-height="2.0764in"><text:p text:style-name="P234"><draw:frame draw:style-name="fr5" draw:name="Figura8" text:anchor-type="as-char" svg:width="5.5484in" style:rel-width="100%" svg:height="2.0764in" style:rel-height="scale" draw:z-index="15"><draw:image xlink:href="Pictures/10000201000008C2000003477A26CC6397485DE8.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34"> (OLAH, 2015)</text:span></text:p></draw:text-box></draw:frame></text:p>
      <text:p text:style-name="P142"><text:span text:style-name="T178"><text:tab/>Diferentemente das uma RNN’s padrões, as LSTM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2"><draw:frame draw:style-name="fr3" draw:name="Quadro8" text:anchor-type="paragraph" svg:width="5.5528in" draw:z-index="13"><draw:text-box fo:min-height="2.0862in"><text:p text:style-name="P234"><draw:frame draw:style-name="fr5" draw:name="Figura9" text:anchor-type="as-char" svg:width="5.5528in" style:rel-width="100%" svg:height="2.0862in" style:rel-height="scale" draw:z-index="17"><draw:image xlink:href="Pictures/10000201000008B90000034775287A7DC5115A24.png" xlink:type="simple" xlink:show="embed" xlink:actuate="onLoad" loext:mime-type="image/png"/></draw:frame><text:line-break/>Figura <text:sequence text:ref-name="refIllustration7" text:name="Illustration" text:formula="ooow:Illustration+1" style:num-format="1">8</text:sequence>: Módulo de rep<text:span text:style-name="T179">e</text:span>tição em uma LSTM<text:span text:style-name="T134"> (OLAH, 2015)</text:span></text:p></draw:text-box></draw:frame><text:soft-page-break/></text:p>
      <text:p text:style-name="P176"><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46"><text:span text:style-name="T180"><text:tab/>A camada </text:span><text:span text:style-name="T61">sigmóide</text:span><text:span text:style-name="T180"> gera números entre zero e um, que representam a probabilidade de cada componente ser liberado. A rede LSTM possui três portões com a camada </text:span><text:span text:style-name="T61">sigmóide</text:span><text:span text:style-name="T180">, para proteger e controlar o estado da célula (OLAH, 2015).</text:span></text:p>
      <text:p text:style-name="P147"><text:span text:style-name="T180"><text:tab/>O primeiro passo realizado na rede LSTM é exercido pela camada </text:span><text:span text:style-name="T62">sigmóide</text:span><text:span text:style-name="T181"> chamada de “portão do esquecimento” (</text:span><text:span text:style-name="T62">forget gate</text:span><text:span text:style-name="T181">), no qual são determinados quais informações serão removidas do estado da célula. Como pode ser visualizado na figura abaixo, é obtido a saída da última unidade LSTM (</text:span><text:span text:style-name="T62">ht-1</text:span><text:span text:style-name="T181">) no tempo </text:span><text:span text:style-name="T62">t-1</text:span><text:span text:style-name="T181"> e a entrada atual (</text:span><text:span text:style-name="T62">Xt</text:span><text:span text:style-name="T181">) no tempo </text:span><text:span text:style-name="T62">t</text:span><text:span text:style-name="T181">. A função </text:span><text:span text:style-name="T63">sigmóide</text:span><text:span text:style-name="T184"> determina qual parte da saída antiga deve ser eliminada e, com isso, </text:span><text:span text:style-name="T63">ft</text:span><text:span text:style-name="T184"> é representado a partir de um vetor com valores entre 0 e 1 para cada número no estado da célula </text:span><text:span text:style-name="T62">Ct</text:span><text:span text:style-name="T63">-</text:span><text:span text:style-name="T62">1</text:span><text:span text:style-name="T181">, no qual o valor um mantém a informação e zero realiza a exclusão da informação (LE et al., 2019).</text:span></text:p>
      <text:p text:style-name="P143"><draw:frame draw:style-name="fr2" draw:name="Quadro9" text:anchor-type="paragraph" svg:width="5.448in" draw:z-index="14"><draw:text-box fo:min-height="2.0165in"><text:p text:style-name="Illustration"><draw:frame draw:style-name="fr5" draw:name="Figura10" text:anchor-type="as-char" svg:width="4.7181in" style:rel-width="100%" svg:height="1.4571in" style:rel-height="scale" draw:z-index="19"><draw:image xlink:href="Pictures/100002010000072200000234B4D55DB929EAC174.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171"><text:soft-page-break/><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79">.</text:span></text:p>
      <text:p text:style-name="P148"><text:span text:style-name="T180"><text:tab/>De acordo com Le et al. (2019), o segundo passo é realizado pela camada </text:span><text:span text:style-name="T61">sigmóide</text:span><text:span text:style-name="T180"> chamada de “portão de entrada” (</text:span><text:span text:style-name="T61">Input Gate</text:span><text:span text:style-name="T180">), no qual são determinados quais valores serão atualizados a partir do valor um ou zero. Posteriormente, a camada </text:span><text:span text:style-name="T61">tanh</text:span><text:span text:style-name="T180"> cria um vetor de novos valores candidatos, chamado </text:span><text:span text:style-name="T61">Ct</text:span><text:span text:style-name="T180">, atribui pesos aos valores que passaram e define um nível de importância, variando entre um e menos um, como apresentado na figura abaixo.</text:span></text:p>
      <text:p text:style-name="P144"><draw:frame draw:style-name="fr2" draw:name="Quadro10" text:anchor-type="paragraph" svg:width="5.4528in" draw:z-index="16"><draw:text-box fo:min-height="2.2874in"><text:p text:style-name="P235"><draw:frame draw:style-name="fr5" draw:name="Figura11" text:anchor-type="as-char" svg:width="4.7181in" style:rel-width="100%" svg:height="1.4571in" style:rel-height="scale" draw:z-index="21"><draw:image xlink:href="Pictures/10000201000007220000023427452C1B1B0DF7FE.png" xlink:type="simple" xlink:show="embed" xlink:actuate="onLoad" loext:mime-type="image/png"/></draw:frame><text:line-break/>Figura <text:sequence text:ref-name="refIllustration9" text:name="Illustration" text:formula="ooow:Illustration+1" style:num-format="1">10</text:sequence>: <text:span text:style-name="T182">Camada sigmóide (Portão de entrada) e camada tanh (OLAH, 2015)</text:span></text:p></draw:text-box></draw:frame></text:p>
      <text:p text:style-name="P172"><text:tab/>De acordo com a<text:span text:style-name="T185">s</text:span> equaç<text:span text:style-name="T185">ões acima, </text:span><text:span text:style-name="T65">Ct</text:span><text:span text:style-name="T66">-</text:span><text:span text:style-name="T65">1</text:span><text:span text:style-name="T91"> </text:span><text:span text:style-name="T92">é </text:span><text:span text:style-name="T88">estado da célula</text:span><text:span text:style-name="T91"> no tempo </text:span><text:span text:style-name="T65">t-1</text:span><text:span text:style-name="T91">, </text:span><text:span text:style-name="T41">W</text:span><text:span text:style-name="T79"> são as matrizes de peso e </text:span><text:span text:style-name="T41">b</text:span><text:span text:style-name="T79"> é o </text:span><text:span text:style-name="T41">bias</text:span><text:span text:style-name="T79">.</text:span></text:p>
      <text:p text:style-name="P177"><text:tab/>A próxima etapa é responsável por atualizar o antigo estado da célula <text:span text:style-name="T41">Ct</text:span><text:span text:style-name="T67">-</text:span><text:span text:style-name="T41">1</text:span> para o novo estado da célula <text:span text:style-name="T41">Ct</text:span><text:span text:style-name="T67">-</text:span><text:span text:style-name="T41">1</text:span> pelo <text:span text:style-name="T67">f</text:span><text:span text:style-name="T41">t</text:span>, com isso é removido o que foi decidido esquecer e somado com <text:span text:style-name="T67">f</text:span><text:span text:style-name="T41">t * Ct</text:span>, que são os novos valores dimensionados o quanto foi decidido atualizar cada valor de estado (OLAH, 2015).</text:p>
      <text:p text:style-name="P145"><draw:frame draw:style-name="fr2" draw:name="Quadro12" text:anchor-type="paragraph" svg:width="5.4528in" draw:z-index="18"><draw:text-box fo:min-height="2.2874in"><text:p text:style-name="P236"><draw:frame draw:style-name="fr5" draw:name="Figura13" text:anchor-type="as-char" svg:width="4.7181in" style:rel-width="100%" svg:height="1.4571in" style:rel-height="scale" draw:z-index="25"><draw:image xlink:href="Pictures/10000201000007220000023411E8FFF581AA5D5E.png" xlink:type="simple" xlink:show="embed" xlink:actuate="onLoad" loext:mime-type="image/png"/></draw:frame><text:line-break/>Figura <text:sequence text:ref-name="refIllustration10" text:name="Illustration" text:formula="ooow:Illustration+1" style:num-format="1">11</text:sequence>: <text:span text:style-name="T183">Atualização do antigo estado da célula (OLAH, 2015)</text:span></text:p></draw:text-box></draw:frame></text:p>
      <text:p text:style-name="P173"><text:soft-page-break/><text:tab/>De acordo com a<text:span text:style-name="T185">s</text:span> equaç<text:span text:style-name="T185">ões acima, </text:span><text:span text:style-name="T65">Ct</text:span><text:span text:style-name="T91"> </text:span><text:span text:style-name="T92">é </text:span><text:span text:style-name="T88">estado da célula</text:span><text:span text:style-name="T91"> no tempo </text:span><text:span text:style-name="T65">t</text:span><text:span text:style-name="T91">, </text:span><text:span text:style-name="T41">W</text:span><text:span text:style-name="T79"> são as matrizes de peso e </text:span><text:span text:style-name="T41">b</text:span><text:span text:style-name="T79"> é o </text:span><text:span text:style-name="T41">bias</text:span><text:span text:style-name="T79">.</text:span></text:p>
      <text:p text:style-name="P149"><text:span text:style-name="T180"><text:tab/>Na última etapa, os valores de saída (</text:span><text:span text:style-name="T61">ht</text:span><text:span text:style-name="T180">) são baseados no estado da célula de saída (</text:span><text:span text:style-name="T61">Ot</text:span><text:span text:style-name="T180">), entretanto não estão filtrados. Com isso, é executado a camada </text:span><text:span text:style-name="T61">sigmóide</text:span><text:span text:style-name="T88"> </text:span><text:span text:style-name="T90">chamada de “p</text:span><text:span text:style-name="T89">ortão de saída” </text:span><text:span text:style-name="T93">(</text:span><text:span text:style-name="T67">Output gate</text:span><text:span text:style-name="T93">)</text:span><text:span text:style-name="T180"> que decide quais partes do estado da célula chegam à saída. Em seguida, a saída da porta </text:span><text:span text:style-name="T61">sigmóide</text:span><text:span text:style-name="T180"> (</text:span><text:span text:style-name="T61">Ot</text:span><text:span text:style-name="T180">) é multiplicada pelos novos valores criados pela camada </text:span><text:span text:style-name="T61">tanh</text:span><text:span text:style-name="T180"> a partir do estado da célula (</text:span><text:span text:style-name="T61">Ct</text:span><text:span text:style-name="T180">), com um valor que varia entre -1 e 1, como visualizado na figura abaixo (LE et al., 2019).</text:span></text:p>
      <text:p text:style-name="P174"><draw:frame draw:style-name="fr2" draw:name="Quadro13" text:anchor-type="paragraph" svg:width="5.4528in" draw:z-index="22"><draw:text-box fo:min-height="2.2874in"><text:p text:style-name="P237"><draw:frame draw:style-name="fr5" draw:name="Figura14" text:anchor-type="as-char" svg:width="4.7181in" style:rel-width="100%" svg:height="1.4571in" style:rel-height="scale" draw:z-index="24"><draw:image xlink:href="Pictures/10000201000007220000023483660B30A80E106A.png" xlink:type="simple" xlink:show="embed" xlink:actuate="onLoad" loext:mime-type="image/png"/></draw:frame><text:line-break/>Figura <text:sequence text:ref-name="refIllustration11" text:name="Illustration" text:formula="ooow:Illustration+1" style:num-format="1">12</text:sequence>: <text:span text:style-name="T182">Camada sigmóide (Portão de saída) (OLAH, 2015)</text:span></text:p></draw:text-box></draw:frame></text:p>
      <text:p text:style-name="P174"><text:tab/>De acordo com a<text:span text:style-name="T185">s</text:span> equaç<text:span text:style-name="T185">ões acima, </text:span><text:span text:style-name="T65">Wo</text:span><text:span text:style-name="T185"> e </text:span><text:span text:style-name="T65">bo</text:span><text:span text:style-name="T185"> são as matrizes de peso e o viés, ambas da porta de saída.</text:span></text:p>
      <text:p text:style-name="P174"/>
      <text:h text:style-name="P259" text:outline-level="1"><text:bookmark-start text:name="__RefHeading___Toc726_246650157"/><text:span text:style-name="T101">3</text:span> <text:span text:style-name="T99">TRABALHOS CORRELATOS</text:span><text:bookmark-end text:name="__RefHeading___Toc726_246650157"/></text:h>
      <text:p text:style-name="P68"/>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0"/>
      <text:h text:style-name="P268" text:outline-level="2"><text:bookmark-start text:name="__RefHeading___Toc1975_138716825311"/><text:span text:style-name="T136">3.1</text:span> <text:span text:style-name="T123">AUTOMATIC IDENTIFICATION OF FAKE NEWS USING DEEP LEARNING</text:span><text:bookmark-end text:name="__RefHeading___Toc1975_138716825311"/></text:h>
      <text:p text:style-name="P85"/>
      <text:p text:style-name="P41"><text:span text:style-name="T10"><text:tab/></text:span><text:span text:style-name="T101">Adbullah, Qawasmeh e Tawalbeh (2019) desenvolveram dois modelos com base no conjunto de dados fornecido pelo </text:span><text:span text:style-name="T45">Fake News Challenge</text:span><text:span text:style-name="T101"> (FNC), sendo um o conjunto correspondente a um total de 49.972 pares de títulos e textos (na língua inglesa), separados em 60% para treinamento, 20% para validação e 20% para teste.</text:span></text:p>
      <text:p text:style-name="P42"><text:span text:style-name="T101"><text:tab/>Segundo os autores, as entradas foram transformados em espaço vetorial usando o modelo vetorial de quatro palavras do Google </text:span><text:span text:style-name="T45">News</text:span><text:span text:style-name="T101"> pré treinado com 300 dimensões, retirado de 3 bilhões de palavras em execução da Wikipédia, além disso também foi utilizado a biblioteca Gensim para o mapeamento das palavras em vetores de números reais como pesos iniciais.</text:span></text:p>
      <text:p text:style-name="P44"><text:span text:style-name="T101"><text:tab/>Após diversos testes em diferentes arquiteturas de redes neurais artificiais, os dois modelos que apresentaram resultados satisfatórios são o LSTM bidirecional (</text:span><text:span text:style-name="T45">Bidirectional LSTM</text:span><text:span text:style-name="T101">) e o LSTM de várias cabeças (</text:span><text:span text:style-name="T45">Multi-head</text:span><text:span text:style-name="T101"> LSTM). O modelo LSTM bidirecional apresentou a maior </text:span><text:span text:style-name="T45">accuracy, </text:span><text:span text:style-name="T84">com</text:span><text:span text:style-name="T101"> 85% e precisão de 77%, o segundo modelo é o LSTM de várias cabeças gerou uma </text:span><text:span text:style-name="T45">accuracy</text:span><text:span text:style-name="T101"> de cerca de 83% e precisão de 84,5%. Em termos de precisão, o modelo LSTM apresentou o maior valor, com 88% </text:span><text:span text:style-name="T11">(ADBULLAH; QAWASMEH; TAWALBEH, 2019).</text:span></text:p>
      <text:p text:style-name="P101"/>
      <text:h text:style-name="P269" text:outline-level="2"><text:bookmark-start text:name="__RefHeading___Toc1975_1387168253111"/><text:span text:style-name="T100">3.2</text:span> <text:span text:style-name="T123">FIND: FAKE INFORMATION AND NEWS DETECTIONS USING DEEP LEARNING</text:span><text:bookmark-end text:name="__RefHeading___Toc1975_1387168253111"/></text:h>
      <text:p text:style-name="P86"/>
      <text:p text:style-name="P64"><text:span text:style-name="T10"><text:tab/></text:span><text:span text:style-name="T19">Verma, Mittal e Dawn (2019)</text:span><text:span text:style-name="T101"> comentam que para o conjunto dados de notícias </text:span><text:soft-page-break/><text:span text:style-name="T101">possam ser aproveitados nos algoritmos, foi necessário o uso da biblioteca NLTK (</text:span><text:span text:style-name="T45">Natural Language Toolkit</text:span><text:span text:style-name="T101">). Os dados textuais são compostos por muitas palavras irrelevantes, chamadas de </text:span><text:span text:style-name="T45">Stopwords</text:span><text:span text:style-name="T101">, que não influenciam o contexto da frase e nem ajudam na classificação do contexto, como “isto”, “de”, “ou”, “e”. Essas palavras podem ser removidas para melhorar o desempenho do algoritmo.</text:span></text:p>
      <text:p text:style-name="P64"><text:tab/><text:span text:style-name="T137">Além da biblioteca NLTK, também foi utilizada a biblioteca </text:span><text:span text:style-name="T52">FastText</text:span><text:span text:style-name="T137">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37">,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3"><text:span text:style-name="T137"><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1">. </text:span></text:p>
      <text:p text:style-name="P64"><text:span text:style-name="T101"><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1">) gerou uma precisão de 91,9% e perda de 0,011. </text:span></text:p>
      <text:p text:style-name="P151"><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2"/>
      <text:h text:style-name="Heading_20_2" text:outline-level="2"><text:bookmark-start text:name="__RefHeading___Toc2971_140291769"/><text:span text:style-name="T156">3.3</text:span> DEEP LEARNING PARA CLASSIFICAÇÃO DE FAKE NEWS POR SUMARIZAÇÃO DE TEXTO<text:bookmark-end text:name="__RefHeading___Toc2971_140291769"/></text:h>
      <text:p text:style-name="P86"/>
      <text:p text:style-name="P45"><text:span text:style-name="T10"><text:tab/></text:span><text:span text:style-name="T13">Segundo </text:span><text:span text:style-name="T101">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6"><text:span text:style-name="T13"><text:tab/></text:span><text:span text:style-name="T15">De acordo com </text:span><text:span text:style-name="T101">Marumo (2018), para o desenvolvimento do trabalho primeiro foi necessário realizar a mineração do texto, com o objetivo de identificar </text:span>padrões e <text:span text:style-name="T139">extrair </text:span><text:soft-page-break/>informações úteis e implícitas para facilitar o entendimento d<text:span text:style-name="T140">os</text:span> documentos textuais, <text:span text:style-name="T139">esse processo pode ser dividido em: Obtenção dos dados;</text:span> pré-processamento / <text:span text:style-name="T139">limpeza</text:span> d<text:span text:style-name="T139">os</text:span> dados; transformação <text:span text:style-name="T139">dos dados a partir</text:span> <text:span text:style-name="T139">técnicas de conversão para representação numérica;</text:span> mineração d<text:span text:style-name="T141">os</text:span> dados / <text:span text:style-name="T139">aplicação dos algoritmos; A</text:span>valiação.</text:p>
      <text:p text:style-name="P48"><text:span text:style-name="T142"><text:tab/>Foi realizado o </text:span>pré-processamento <text:span text:style-name="T142">dos dados, </text:span>uma etapa de limpeza no texto para garantir a qualidade dos dados <text:span text:style-name="T142">e </text:span>diminuir o tempo de processamento. <text:span text:style-name="T144">Todas letras foram convertidas para letras minúsculas, </text:span>foram removidos dígitos de números, utilizando <text:span text:style-name="T41">Gensim</text:span> <text:span text:style-name="T144">e </text:span><text:span text:style-name="T41">stop words</text:span> utilizando <text:span text:style-name="T144">NLTK</text:span>. <text:span text:style-name="T142">Além disso, também foi aplicado a técnica de sumarização, criação de resumos, </text:span>não se limitando apenas a análise de algumas frases, <text:span text:style-name="T142">a partir de abordagens como </text:span><text:span text:style-name="T53">Extract</text:span><text:span text:style-name="T142"> e </text:span><text:span text:style-name="T53">Abstract</text:span><text:span text:style-name="T142"> (MARUMO, 2018).</text:span></text:p>
      <text:p text:style-name="P47"><text:span text:style-name="T142"><text:tab/>Segundo o autor, para a transformação dos dados foi utilizado a técnica </text:span><text:span text:style-name="T54">Word2Vec</text:span><text:span text:style-name="T143"> e um dos seus respectivos métodos de </text:span><text:span text:style-name="T41">Word Embedding</text:span>, representação <text:span text:style-name="T143">vetorial das </text:span>palavras que permite que palavras de significados parecidos tenham representações similares.</text:p>
      <text:p text:style-name="P49"><text:span text:style-name="T145"><text:tab/>O conjunto de dados foi separado em 80% para treinamento e 20% para teste e a avaliação dos resultados é realizada a partir das métricas acurácia, precisão e revocação (</text:span><text:span text:style-name="T45">recall</text:span><text:span text:style-name="T101">). A tabela abaixo apresenta os resultados obtidos a partir conjunto de dados com textos preprocessados, sendo um total de 799 notícias, no qual 286 são </text:span><text:span text:style-name="T45">fake news</text:span><text:span text:style-name="T101"> e 513 são reais (MARUMO, 2018).</text:span></text:p>
      <text:p text:style-name="P226">Tabela <text:sequence text:ref-name="refTable1" text:name="Table" text:formula="ooow:Table+1" style:num-format="1">2</text:sequence>: Resultados das RNA em textos <text:span text:style-name="T14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78"/>
          </table:table-cell>
          <table:table-cell table:style-name="Tabela2.B1" office:value-type="string">
            <text:p text:style-name="P182">RF</text:p>
          </table:table-cell>
          <table:table-cell table:style-name="Tabela2.A1" office:value-type="string">
            <text:p text:style-name="P182">SVM</text:p>
          </table:table-cell>
          <table:table-cell table:style-name="Tabela2.A1" office:value-type="string">
            <text:p text:style-name="P182">LSTM</text:p>
          </table:table-cell>
          <table:table-cell table:style-name="Tabela2.E1" office:value-type="string">
            <text:p text:style-name="P182">RNN</text:p>
          </table:table-cell>
        </table:table-row>
        <table:table-row>
          <table:table-cell table:style-name="Tabela2.A7" office:value-type="string">
            <text:p text:style-name="P157">Análise e texto são FN <text:span text:style-name="T148">(%)</text:span></text:p>
          </table:table-cell>
          <table:table-cell table:style-name="Tabela2.B2" office:value-type="string">
            <text:p text:style-name="P178">74 </text:p>
          </table:table-cell>
          <table:table-cell table:style-name="Tabela2.C2" office:value-type="string">
            <text:p text:style-name="P178">69 </text:p>
          </table:table-cell>
          <table:table-cell table:style-name="Tabela2.D2" office:value-type="string">
            <text:p text:style-name="P178">77 </text:p>
          </table:table-cell>
          <table:table-cell table:style-name="Tabela2.E2" office:value-type="string">
            <text:p text:style-name="P179">24 </text:p>
          </table:table-cell>
        </table:table-row>
        <table:table-row>
          <table:table-cell table:style-name="Tabela2.A7" office:value-type="string">
            <text:p text:style-name="P157">Análise e texto não são FN <text:span text:style-name="T148">(%)</text:span></text:p>
          </table:table-cell>
          <table:table-cell table:style-name="Tabela2.B3" office:value-type="string">
            <text:p text:style-name="P178">82 </text:p>
          </table:table-cell>
          <table:table-cell table:style-name="Tabela2.C3" office:value-type="string">
            <text:p text:style-name="P178">66 </text:p>
          </table:table-cell>
          <table:table-cell table:style-name="Tabela2.D3" office:value-type="string">
            <text:p text:style-name="P178">81 </text:p>
          </table:table-cell>
          <table:table-cell table:style-name="Tabela2.E3" office:value-type="string">
            <text:p text:style-name="P179">79 </text:p>
          </table:table-cell>
        </table:table-row>
        <table:table-row>
          <table:table-cell table:style-name="Tabela2.A7" office:value-type="string">
            <text:p text:style-name="P157">Análise não é FN e texto é FN <text:span text:style-name="T148">(%)</text:span></text:p>
          </table:table-cell>
          <table:table-cell table:style-name="Tabela2.B4" office:value-type="string">
            <text:p text:style-name="P178">18 </text:p>
          </table:table-cell>
          <table:table-cell table:style-name="Tabela2.C4" office:value-type="string">
            <text:p text:style-name="P178">34 </text:p>
          </table:table-cell>
          <table:table-cell table:style-name="Tabela2.D4" office:value-type="string">
            <text:p text:style-name="P178">19 </text:p>
          </table:table-cell>
          <table:table-cell table:style-name="Tabela2.E4" office:value-type="string">
            <text:p text:style-name="P179">21 </text:p>
          </table:table-cell>
        </table:table-row>
        <table:table-row>
          <table:table-cell table:style-name="Tabela2.A7" office:value-type="string">
            <text:p text:style-name="P157">Análise é FN e texto não é FN <text:span text:style-name="T148">(%)</text:span></text:p>
          </table:table-cell>
          <table:table-cell table:style-name="Tabela2.B5" office:value-type="string">
            <text:p text:style-name="P178">26 </text:p>
          </table:table-cell>
          <table:table-cell table:style-name="Tabela2.C5" office:value-type="string">
            <text:p text:style-name="P178">31 </text:p>
          </table:table-cell>
          <table:table-cell table:style-name="Tabela2.D5" office:value-type="string">
            <text:p text:style-name="P178">23 </text:p>
          </table:table-cell>
          <table:table-cell table:style-name="Tabela2.E5" office:value-type="string">
            <text:p text:style-name="P179">74 </text:p>
          </table:table-cell>
        </table:table-row>
        <table:table-row>
          <table:table-cell table:style-name="Tabela2.A7" office:value-type="string">
            <text:p text:style-name="P180">Acurácia (%) </text:p>
          </table:table-cell>
          <table:table-cell table:style-name="Tabela2.B6" office:value-type="string">
            <text:p text:style-name="P178">78.2 </text:p>
          </table:table-cell>
          <table:table-cell table:style-name="Tabela2.C6" office:value-type="string">
            <text:p text:style-name="P178">67.2 </text:p>
          </table:table-cell>
          <table:table-cell table:style-name="Tabela2.D6" office:value-type="string">
            <text:p text:style-name="P178">79.3 </text:p>
          </table:table-cell>
          <table:table-cell table:style-name="Tabela2.E6" office:value-type="string">
            <text:p text:style-name="P179">52.5 </text:p>
          </table:table-cell>
        </table:table-row>
        <table:table-row>
          <table:table-cell table:style-name="Tabela2.A7" office:value-type="string">
            <text:p text:style-name="P180">Precisão </text:p>
          </table:table-cell>
          <table:table-cell table:style-name="Tabela2.B7" office:value-type="string">
            <text:p text:style-name="P178">0.807 </text:p>
          </table:table-cell>
          <table:table-cell table:style-name="Tabela2.C7" office:value-type="string">
            <text:p text:style-name="P178">0.667 </text:p>
          </table:table-cell>
          <table:table-cell table:style-name="Tabela2.D7" office:value-type="string">
            <text:p text:style-name="P178">0.805 </text:p>
          </table:table-cell>
          <table:table-cell table:style-name="Tabela2.E7" office:value-type="string">
            <text:p text:style-name="P178">0.555 </text:p>
          </table:table-cell>
        </table:table-row>
        <table:table-row>
          <table:table-cell table:style-name="Tabela2.A8" office:value-type="string">
            <text:p text:style-name="P180">Revocação </text:p>
          </table:table-cell>
          <table:table-cell table:style-name="Tabela2.B8" office:value-type="string">
            <text:p text:style-name="P178">0.743 </text:p>
          </table:table-cell>
          <table:table-cell table:style-name="Tabela2.C8" office:value-type="string">
            <text:p text:style-name="P178">0.689 </text:p>
          </table:table-cell>
          <table:table-cell table:style-name="Tabela2.D8" office:value-type="string">
            <text:p text:style-name="P178">0.772 </text:p>
          </table:table-cell>
          <table:table-cell table:style-name="Tabela2.E8" office:value-type="string">
            <text:p text:style-name="P178">0.258 </text:p>
          </table:table-cell>
        </table:table-row>
      </table:table>
      <text:p text:style-name="P152">Fonte: Adaptado de Maru<text:span text:style-name="T150">m</text:span>o (2018)</text:p>
      <text:p text:style-name="P26"/>
      <text:p text:style-name="P50"><text:span text:style-name="T101"><text:tab/>Segundo Marumo (2018), a tabela abaixo apresenta os resultados obtidos a partir conjunto de dados com textos sumarizados, sendo um total de 609 notícias, no qual 187 são fake news e 422 são reais</text:span><text:span text:style-name="T13">.</text:span></text:p>
      <text:p text:style-name="P227"><text:soft-page-break/>Tabela <text:sequence text:ref-name="refTable2" text:name="Table" text:formula="ooow:Table+1" style:num-format="1">3</text:sequence>: Resultados das RNA em textos <text:span text:style-name="T147">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0"/>
          </table:table-cell>
          <table:table-cell table:style-name="Tabela3.B1" office:value-type="string">
            <text:p text:style-name="P183">RF</text:p>
          </table:table-cell>
          <table:table-cell table:style-name="Tabela3.A1" office:value-type="string">
            <text:p text:style-name="P183">SVM</text:p>
          </table:table-cell>
          <table:table-cell table:style-name="Tabela3.A1" office:value-type="string">
            <text:p text:style-name="P183">LSTM</text:p>
          </table:table-cell>
          <table:table-cell table:style-name="Tabela3.E1" office:value-type="string">
            <text:p text:style-name="P183">RNN</text:p>
          </table:table-cell>
        </table:table-row>
        <table:table-row>
          <table:table-cell table:style-name="Tabela3.A7" office:value-type="string">
            <text:p text:style-name="P157">Análise e texto são FN <text:span text:style-name="T148">(%)</text:span></text:p>
          </table:table-cell>
          <table:table-cell table:style-name="Tabela3.B2" office:value-type="string">
            <text:p text:style-name="P180">56 </text:p>
          </table:table-cell>
          <table:table-cell table:style-name="Tabela3.C2" office:value-type="string">
            <text:p text:style-name="P180">67 </text:p>
          </table:table-cell>
          <table:table-cell table:style-name="Tabela3.D2" office:value-type="string">
            <text:p text:style-name="P180">59 </text:p>
          </table:table-cell>
          <table:table-cell table:style-name="Tabela3.E2" office:value-type="string">
            <text:p text:style-name="P180">39</text:p>
          </table:table-cell>
        </table:table-row>
        <table:table-row>
          <table:table-cell table:style-name="Tabela3.A7" office:value-type="string">
            <text:p text:style-name="P157">Análise e texto não são FN <text:span text:style-name="T148">(%)</text:span></text:p>
          </table:table-cell>
          <table:table-cell table:style-name="Tabela3.B3" office:value-type="string">
            <text:p text:style-name="P180">69 </text:p>
          </table:table-cell>
          <table:table-cell table:style-name="Tabela3.C3" office:value-type="string">
            <text:p text:style-name="P180">48 </text:p>
          </table:table-cell>
          <table:table-cell table:style-name="Tabela3.D3" office:value-type="string">
            <text:p text:style-name="P180">52 </text:p>
          </table:table-cell>
          <table:table-cell table:style-name="Tabela3.E3" office:value-type="string">
            <text:p text:style-name="P180">55 </text:p>
          </table:table-cell>
        </table:table-row>
        <table:table-row>
          <table:table-cell table:style-name="Tabela3.A7" office:value-type="string">
            <text:p text:style-name="P157">Análise não é FN e texto é FN <text:span text:style-name="T148">(%)</text:span></text:p>
          </table:table-cell>
          <table:table-cell table:style-name="Tabela3.B4" office:value-type="string">
            <text:p text:style-name="P180">31 </text:p>
          </table:table-cell>
          <table:table-cell table:style-name="Tabela3.C4" office:value-type="string">
            <text:p text:style-name="P180">52 </text:p>
          </table:table-cell>
          <table:table-cell table:style-name="Tabela3.D4" office:value-type="string">
            <text:p text:style-name="P180">48 </text:p>
          </table:table-cell>
          <table:table-cell table:style-name="Tabela3.E4" office:value-type="string">
            <text:p text:style-name="P180">61</text:p>
          </table:table-cell>
        </table:table-row>
        <table:table-row>
          <table:table-cell table:style-name="Tabela3.A7" office:value-type="string">
            <text:p text:style-name="P157">Análise é FN e texto não é FN <text:span text:style-name="T148">(%)</text:span></text:p>
          </table:table-cell>
          <table:table-cell table:style-name="Tabela3.B5" office:value-type="string">
            <text:p text:style-name="P180">44 </text:p>
          </table:table-cell>
          <table:table-cell table:style-name="Tabela3.C5" office:value-type="string">
            <text:p text:style-name="P180">33 </text:p>
          </table:table-cell>
          <table:table-cell table:style-name="Tabela3.D5" office:value-type="string">
            <text:p text:style-name="P180">41 </text:p>
          </table:table-cell>
          <table:table-cell table:style-name="Tabela3.E5" office:value-type="string">
            <text:p text:style-name="P180">45</text:p>
          </table:table-cell>
        </table:table-row>
        <table:table-row>
          <table:table-cell table:style-name="Tabela3.A7" office:value-type="string">
            <text:p text:style-name="P180">Acurácia (%) </text:p>
          </table:table-cell>
          <table:table-cell table:style-name="Tabela3.B6" office:value-type="string">
            <text:p text:style-name="P180">62.8 </text:p>
          </table:table-cell>
          <table:table-cell table:style-name="Tabela3.C6" office:value-type="string">
            <text:p text:style-name="P180">57.5 </text:p>
          </table:table-cell>
          <table:table-cell table:style-name="Tabela3.D6" office:value-type="string">
            <text:p text:style-name="P180">55.9 </text:p>
          </table:table-cell>
          <table:table-cell table:style-name="Tabela3.E6" office:value-type="string">
            <text:p text:style-name="P180">47.3 </text:p>
          </table:table-cell>
        </table:table-row>
        <table:table-row>
          <table:table-cell table:style-name="Tabela3.A7" office:value-type="string">
            <text:p text:style-name="P180">Precisão </text:p>
          </table:table-cell>
          <table:table-cell table:style-name="Tabela3.B7" office:value-type="string">
            <text:p text:style-name="P180">0.648 </text:p>
          </table:table-cell>
          <table:table-cell table:style-name="Tabela3.C7" office:value-type="string">
            <text:p text:style-name="P180">0.562 </text:p>
          </table:table-cell>
          <table:table-cell table:style-name="Tabela3.D7" office:value-type="string">
            <text:p text:style-name="P180">0.555 </text:p>
          </table:table-cell>
          <table:table-cell table:style-name="Tabela3.E7" office:value-type="string">
            <text:p text:style-name="P180">0.468 </text:p>
          </table:table-cell>
        </table:table-row>
        <table:table-row>
          <table:table-cell table:style-name="Tabela3.A8" office:value-type="string">
            <text:p text:style-name="P180">Revocação </text:p>
          </table:table-cell>
          <table:table-cell table:style-name="Tabela3.B8" office:value-type="string">
            <text:p text:style-name="P180">0.563 </text:p>
          </table:table-cell>
          <table:table-cell table:style-name="Tabela3.C8" office:value-type="string">
            <text:p text:style-name="P180">0.671 </text:p>
          </table:table-cell>
          <table:table-cell table:style-name="Tabela3.D8" office:value-type="string">
            <text:p text:style-name="P180">0.594 </text:p>
          </table:table-cell>
          <table:table-cell table:style-name="Tabela3.E8" office:value-type="string">
            <text:p text:style-name="P180">0.394 </text:p>
          </table:table-cell>
        </table:table-row>
      </table:table>
      <text:p text:style-name="P153">Fonte: Adaptado de Maru<text:span text:style-name="T150">m</text:span>o (2018)</text:p>
      <text:p text:style-name="P51"/>
      <text:p text:style-name="P52"><text:tab/><text:span text:style-name="T149">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3"/>
      <text:h text:style-name="P270" text:outline-level="2"><text:bookmark-start text:name="__RefHeading___Toc2971_1402917691"/><text:span text:style-name="T156">3.4</text:span> <text:span text:style-name="T151">FAKE NEWS DETECTION USING A DEEP NEURAL NETWORK</text:span><text:bookmark-end text:name="__RefHeading___Toc2971_1402917691"/></text:h>
      <text:p text:style-name="P87"/>
      <text:p text:style-name="P53"><text:span text:style-name="T10"><text:tab/></text:span><text:span text:style-name="T101">Segundo Kaliyar (2018), para construção do algoritmo de detecção de </text:span><text:span text:style-name="T45">fake news </text:span><text:span text:style-name="T101">foram utilizados técnicas de processamento de linguagem natural, aprendizado de máquina e aprendizado profundo, após a etapa de implementação foi realizado a comparação de quais modelos fornecerão mais precisão.</text:span></text:p>
      <text:p text:style-name="P54"><text:span text:style-name="T101"><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1">https://www.kaggle.com/mrisdal/fake-news</text:span></text:a><text:span text:style-name="T101">.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1">http://research.signalmedia.co/newsir16/signaldataset.html</text:span></text:a><text:span text:style-name="T101"> (KALIYAR, 2018).</text:span></text:p>
      <text:p text:style-name="P55"><text:tab/><text:span text:style-name="T94">De acordo com</text:span><text:span text:style-name="T101">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1"> e chi2 para extração de recursos no modelo de aprendizado de máquina.</text:span></text:p>
      <text:p text:style-name="P150"><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7"><text:soft-page-break/><text:span text:style-name="T101"><text:tab/>A tabela abaixo apresenta os resultados obtidos a partir da utilização de outros modelos para a detecção de </text:span><text:span text:style-name="T55">fake news </text:span><text:span text:style-name="T85">e</text:span><text:span text:style-name="T152"> seus respectivos valores (KALIYAR, 2018).</text:span></text:p>
      <text:p text:style-name="P228">Tabela <text:sequence text:ref-name="refTable3" text:name="Table" text:formula="ooow:Table+1" style:num-format="1">4</text:sequence>: Resultados <text:span text:style-name="T154">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1"/>
          </table:table-cell>
          <table:table-cell table:style-name="Tabela4.B1" office:value-type="string">
            <text:p text:style-name="P184">Accuracy <text:span text:style-name="T155">(%)</text:span></text:p>
          </table:table-cell>
          <table:table-cell table:style-name="Tabela4.A1" office:value-type="string">
            <text:p text:style-name="P184">Precision <text:span text:style-name="T155">(%)</text:span></text:p>
          </table:table-cell>
          <table:table-cell table:style-name="Tabela4.A1" office:value-type="string">
            <text:p text:style-name="P185">Recall <text:span text:style-name="T155">(%)</text:span></text:p>
          </table:table-cell>
          <table:table-cell table:style-name="Tabela4.E1" office:value-type="string">
            <text:p text:style-name="P185">F1-Score <text:span text:style-name="T155">(%)</text:span></text:p>
          </table:table-cell>
        </table:table-row>
        <table:table-row>
          <table:table-cell table:style-name="Tabela4.A4" office:value-type="string">
            <text:p text:style-name="P158">Naïve Bayes model </text:p>
          </table:table-cell>
          <table:table-cell table:style-name="Tabela4.B2" office:value-type="string">
            <text:p text:style-name="P186">89</text:p>
          </table:table-cell>
          <table:table-cell table:style-name="Tabela4.C2" office:value-type="string">
            <text:p text:style-name="P186">90</text:p>
          </table:table-cell>
          <table:table-cell table:style-name="Tabela4.D2" office:value-type="string">
            <text:p text:style-name="P186">90</text:p>
          </table:table-cell>
          <table:table-cell table:style-name="Tabela4.E2" office:value-type="string">
            <text:p text:style-name="P186">90</text:p>
          </table:table-cell>
        </table:table-row>
        <table:table-row>
          <table:table-cell table:style-name="Tabela4.A4" office:value-type="string">
            <text:p text:style-name="P158">Decision Tree</text:p>
          </table:table-cell>
          <table:table-cell table:style-name="Tabela4.B3" office:value-type="string">
            <text:p text:style-name="P186">73</text:p>
          </table:table-cell>
          <table:table-cell table:style-name="Tabela4.C3" office:value-type="string">
            <text:p text:style-name="P186">75</text:p>
          </table:table-cell>
          <table:table-cell table:style-name="Tabela4.D3" office:value-type="string">
            <text:p text:style-name="P186">74</text:p>
          </table:table-cell>
          <table:table-cell table:style-name="Tabela4.E3" office:value-type="string">
            <text:p text:style-name="P186">73</text:p>
          </table:table-cell>
        </table:table-row>
        <table:table-row>
          <table:table-cell table:style-name="Tabela4.A4" office:value-type="string">
            <text:p text:style-name="P158">Random Forest </text:p>
          </table:table-cell>
          <table:table-cell table:style-name="Tabela4.B4" office:value-type="string">
            <text:p text:style-name="P186">71</text:p>
          </table:table-cell>
          <table:table-cell table:style-name="Tabela4.C4" office:value-type="string">
            <text:p text:style-name="P186">72</text:p>
          </table:table-cell>
          <table:table-cell table:style-name="Tabela4.D4" office:value-type="string">
            <text:p text:style-name="P186">71</text:p>
          </table:table-cell>
          <table:table-cell table:style-name="Tabela4.E4" office:value-type="string">
            <text:p text:style-name="P186">71</text:p>
          </table:table-cell>
        </table:table-row>
        <table:table-row>
          <table:table-cell table:style-name="Tabela4.A5" office:value-type="string">
            <text:p text:style-name="P158">K Nearest Neighbors </text:p>
          </table:table-cell>
          <table:table-cell table:style-name="Tabela4.B5" office:value-type="string">
            <text:p text:style-name="P186">53</text:p>
          </table:table-cell>
          <table:table-cell table:style-name="Tabela4.C5" office:value-type="string">
            <text:p text:style-name="P186">54</text:p>
          </table:table-cell>
          <table:table-cell table:style-name="Tabela4.D5" office:value-type="string">
            <text:p text:style-name="P186">53</text:p>
          </table:table-cell>
          <table:table-cell table:style-name="Tabela4.E5" office:value-type="string">
            <text:p text:style-name="P186">50</text:p>
          </table:table-cell>
        </table:table-row>
      </table:table>
      <text:p text:style-name="P154">Fonte: Adaptado de <text:span text:style-name="T153">Kaliyar</text:span> (2018)</text:p>
      <text:p text:style-name="P56"/>
      <text:p text:style-name="P58"><text:span text:style-name="T158"><text:tab/>Segundo o autor, o modelo com a melhor precisão foi o modelo CNN, com 98,3%. Entretanto, quando comparado os outros modelos, o que apresentou o melhor desempenho geral é o modelo </text:span><text:span text:style-name="T53">Naïve Bayes</text:span><text:span text:style-name="T142">, com acurácia de 89% e precisão de 90%.</text:span></text:p>
      <text:p text:style-name="P104"/>
      <text:h text:style-name="P271" text:outline-level="2"><text:bookmark-start text:name="__RefHeading___Toc2971_14029176911"/><text:span text:style-name="T156">3.5</text:span> <text:span text:style-name="T157">EARLY DETECTION OF FAKE NEWS “BEFORE IT FLIES HIGH”</text:span><text:bookmark-end text:name="__RefHeading___Toc2971_14029176911"/></text:h>
      <text:p text:style-name="P88"/>
      <text:p text:style-name="P160"><text:span text:style-name="T10"><text:tab/></text:span><text:span text:style-name="T101">Segundo Gereme e Zhu (2019), o modelo para detecção de notícias falsas foi construído a partir do aprendizado profundo e conteúdo de notícias. Além disso, os experimentos foram realizados com base em conjuntos de dados do mundo real.</text:span></text:p>
      <text:p text:style-name="P63"><text:span text:style-name="T158"><text:tab/>A tabela abaixo apresenta a composição do </text:span><text:span text:style-name="T56">dataset</text:span><text:span text:style-name="T158">, no qual foram utilizados dois conjuntos de dados conhecidos, Kaggle e George Mclntire. O terceiro </text:span><text:span text:style-name="T56">dataset</text:span><text:span text:style-name="T158"> é uma concatenação dos dois conjuntos de dados, no qual foram embaralhados aleatoriamente para criar o conjunto de dados combinado (GEREME; ZHU, 2019).</text:span></text:p>
      <text:p text:style-name="P229">Tabela <text:sequence text:ref-name="refTable4" text:name="Table" text:formula="ooow:Table+1" style:num-format="1">5</text:sequence>: <text:span text:style-name="T160">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1">Dataset</text:p>
          </table:table-cell>
          <table:table-cell table:style-name="Tabela5.B1" office:value-type="string">
            <text:p text:style-name="P189">Origem</text:p>
          </table:table-cell>
          <table:table-cell table:style-name="Tabela5.A1" office:value-type="string">
            <text:p text:style-name="P189">Fake news</text:p>
          </table:table-cell>
          <table:table-cell table:style-name="Tabela5.A1" office:value-type="string">
            <text:p text:style-name="P189">Real news</text:p>
          </table:table-cell>
          <table:table-cell table:style-name="Tabela5.E1" office:value-type="string">
            <text:p text:style-name="P189">Total</text:p>
          </table:table-cell>
        </table:table-row>
        <table:table-row>
          <table:table-cell table:style-name="Tabela5.A3" office:value-type="string">
            <text:p text:style-name="P159">Kaggle</text:p>
          </table:table-cell>
          <table:table-cell table:style-name="Tabela5.B2" office:value-type="string">
            <text:p text:style-name="P162"><text:span text:style-name="T161">Busca a partir de</text:span> 244 <text:span text:style-name="T161">sites pelo </text:span>BSDetecter</text:p>
          </table:table-cell>
          <table:table-cell table:style-name="Tabela5.C2" office:value-type="string">
            <text:p text:style-name="P187">10,349</text:p>
          </table:table-cell>
          <table:table-cell table:style-name="Tabela5.D2" office:value-type="string">
            <text:p text:style-name="P188">10,369</text:p>
          </table:table-cell>
          <table:table-cell table:style-name="Tabela5.E2" office:value-type="string">
            <text:p text:style-name="P187">20,718</text:p>
          </table:table-cell>
        </table:table-row>
        <table:table-row>
          <table:table-cell table:style-name="Tabela5.A3" office:value-type="string">
            <text:p text:style-name="P159">George Mclntire</text:p>
          </table:table-cell>
          <table:table-cell table:style-name="Tabela5.B3" office:value-type="string">
            <text:p text:style-name="P162">The New York Times, WSJ, Bloomberg, NPR, the Guardian <text:span text:style-name="T161">e</text:span> Kaggle </text:p>
          </table:table-cell>
          <table:table-cell table:style-name="Tabela5.C3" office:value-type="string">
            <text:p text:style-name="P187">3,151</text:p>
          </table:table-cell>
          <table:table-cell table:style-name="Tabela5.D3" office:value-type="string">
            <text:p text:style-name="P187">3,160</text:p>
          </table:table-cell>
          <table:table-cell table:style-name="Tabela5.E3" office:value-type="string">
            <text:p text:style-name="P187">6,311</text:p>
          </table:table-cell>
        </table:table-row>
        <table:table-row>
          <table:table-cell table:style-name="Tabela5.A4" office:value-type="string">
            <text:p text:style-name="P159">KaggleMclntire</text:p>
          </table:table-cell>
          <table:table-cell table:style-name="Tabela5.B4" office:value-type="string">
            <text:p text:style-name="P162"><text:span text:style-name="T161">União das notícias do</text:span> Kaggle <text:span text:style-name="T161">e do </text:span>Mcnltire</text:p>
          </table:table-cell>
          <table:table-cell table:style-name="Tabela5.C4" office:value-type="string">
            <text:p text:style-name="P187">13,500</text:p>
          </table:table-cell>
          <table:table-cell table:style-name="Tabela5.D4" office:value-type="string">
            <text:p text:style-name="P187">13,529</text:p>
          </table:table-cell>
          <table:table-cell table:style-name="Tabela5.E4" office:value-type="string">
            <text:p text:style-name="P187">27,029</text:p>
          </table:table-cell>
        </table:table-row>
      </table:table>
      <text:p text:style-name="P155">Fonte: Adaptado de <text:span text:style-name="T160">Gereme e Zhu</text:span> (201<text:span text:style-name="T160">9</text:span>)</text:p>
      <text:p text:style-name="P59"/>
      <text:p text:style-name="P60"><text:span text:style-name="T158"><text:tab/>Segundo os autores, o código foi escrito em Python 3.7.0 com o auxílio das bibliotecas TensorFlow, NumPy e Keras. Além disso, para o pré-processamento dos dados, </text:span><text:soft-page-break/><text:span text:style-name="T158">foram necessárias algumas etapas, descritas abaixo:</text:span></text:p>
      <text:list xml:id="list60904293" text:style-name="L7">
        <text:list-item>
          <text:p text:style-name="P254">Notícias não identificadas foram deletadas;</text:p>
        </text:list-item>
        <text:list-item>
          <text:p text:style-name="P243"><text:span text:style-name="T162">As </text:span><text:span text:style-name="T57">stopwords</text:span><text:span text:style-name="T162"> foram removidas;</text:span></text:p>
        </text:list-item>
        <text:list-item>
          <text:p text:style-name="P244"><text:span text:style-name="T162">Os dados de texto foram divididos com espaço, filtrado sinais de pontuação e alterado todo o texto para minúsculas a partir do método “</text:span><text:span text:style-name="T57">text_to_sequences()</text:span><text:span text:style-name="T162">” da classe Tokenizer de Keras;</text:span></text:p>
        </text:list-item>
        <text:list-item>
          <text:p text:style-name="P245"><text:span text:style-name="T163">As seqüências foram geradas, preenchidas e truncadas a partir do método “</text:span><text:span text:style-name="T58">pad_sequence()</text:span><text:span text:style-name="T86">” </text:span><text:span text:style-name="T163">com o parâmetro </text:span><text:span text:style-name="T58">maxlen</text:span><text:span text:style-name="T163"> igual a 5000 para CNN e 500 para LSTM.</text:span></text:p>
        </text:list-item>
      </text:list>
      <text:p text:style-name="P62"><text:span text:style-name="T163"><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3">, </text:span><text:span text:style-name="T58">Long Short-Term Memory</text:span><text:span text:style-name="T163"> (LSTM) e </text:span><text:span text:style-name="T58">Very Deep Convolutional Networks</text:span><text:span text:style-name="T163"> (VDCNN).</text:span></text:p>
      <text:p text:style-name="P230">Tabela <text:sequence text:ref-name="refTable5" text:name="Table" text:formula="ooow:Table+1" style:num-format="1">6</text:sequence>: <text:span text:style-name="T164">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2"/>
            <text:p text:style-name="P192">Dataset</text:p>
          </table:table-cell>
          <table:table-cell table:style-name="Tabela6.B1" table:number-rows-spanned="2" office:value-type="string">
            <text:p text:style-name="P190"/>
            <text:p text:style-name="P193">Parâmetros</text:p>
          </table:table-cell>
          <table:table-cell table:style-name="Tabela6.C1" table:number-columns-spanned="3" office:value-type="string">
            <text:p text:style-name="P166">Modelos</text:p>
          </table:table-cell>
          <table:covered-table-cell/>
          <table:covered-table-cell/>
        </table:table-row>
        <table:table-row>
          <table:covered-table-cell/>
          <table:covered-table-cell/>
          <table:table-cell table:style-name="Tabela6.C2" office:value-type="string">
            <text:p text:style-name="P165">Naive Bayes</text:p>
          </table:table-cell>
          <table:table-cell table:style-name="Tabela6.D2" office:value-type="string">
            <text:p text:style-name="P167">LSTM</text:p>
          </table:table-cell>
          <table:table-cell table:style-name="Tabela6.E2" office:value-type="string">
            <text:p text:style-name="P168">VDCNN</text:p>
          </table:table-cell>
        </table:table-row>
        <table:table-row>
          <table:table-cell table:style-name="Tabela6.A6" table:number-rows-spanned="4" office:value-type="string">
            <text:p text:style-name="P165">Kaggle</text:p>
          </table:table-cell>
          <table:table-cell table:style-name="Tabela6.B3" office:value-type="string">
            <text:p text:style-name="P163">Accuracy <text:span text:style-name="T164">(%)</text:span></text:p>
          </table:table-cell>
          <table:table-cell table:style-name="Tabela6.C3" office:value-type="string">
            <text:p text:style-name="P194">89,64</text:p>
          </table:table-cell>
          <table:table-cell table:style-name="Tabela6.D3" office:value-type="string">
            <text:p text:style-name="P194">95,67</text:p>
          </table:table-cell>
          <table:table-cell table:style-name="Tabela6.E3" office:value-type="string">
            <text:p text:style-name="P194">99,04</text:p>
          </table:table-cell>
        </table:table-row>
        <table:table-row>
          <table:covered-table-cell/>
          <table:table-cell table:style-name="Tabela6.B4" office:value-type="string">
            <text:p text:style-name="P164">Recall <text:span text:style-name="T164">(%)</text:span></text:p>
          </table:table-cell>
          <table:table-cell table:style-name="Tabela6.C4" office:value-type="string">
            <text:p text:style-name="P194">-</text:p>
          </table:table-cell>
          <table:table-cell table:style-name="Tabela6.D4" office:value-type="string">
            <text:p text:style-name="P194">94,82</text:p>
          </table:table-cell>
          <table:table-cell table:style-name="Tabela6.E4" office:value-type="string">
            <text:p text:style-name="P194">98,76</text:p>
          </table:table-cell>
        </table:table-row>
        <table:table-row>
          <table:covered-table-cell/>
          <table:table-cell table:style-name="Tabela6.B5" office:value-type="string">
            <text:p text:style-name="P164">Precision <text:span text:style-name="T164">(%)</text:span></text:p>
          </table:table-cell>
          <table:table-cell table:style-name="Tabela6.C5" office:value-type="string">
            <text:p text:style-name="P194">-</text:p>
          </table:table-cell>
          <table:table-cell table:style-name="Tabela6.D5" office:value-type="string">
            <text:p text:style-name="P194">96,57</text:p>
          </table:table-cell>
          <table:table-cell table:style-name="Tabela6.E5" office:value-type="string">
            <text:p text:style-name="P194">99,33</text:p>
          </table:table-cell>
        </table:table-row>
        <table:table-row>
          <table:covered-table-cell/>
          <table:table-cell table:style-name="Tabela6.B13" office:value-type="string">
            <text:p text:style-name="P164">F1 Score <text:span text:style-name="T164">(%)</text:span></text:p>
          </table:table-cell>
          <table:table-cell table:style-name="Tabela6.C13" office:value-type="string">
            <text:p text:style-name="P194">-</text:p>
          </table:table-cell>
          <table:table-cell table:style-name="Tabela6.D13" office:value-type="string">
            <text:p text:style-name="P194">95,67</text:p>
          </table:table-cell>
          <table:table-cell table:style-name="Tabela6.E13" office:value-type="string">
            <text:p text:style-name="P194">99,05</text:p>
          </table:table-cell>
        </table:table-row>
        <table:table-row>
          <table:table-cell table:style-name="Tabela6.A10" table:number-rows-spanned="4" office:value-type="string">
            <text:p text:style-name="P169">George Mclntire</text:p>
          </table:table-cell>
          <table:table-cell table:style-name="Tabela6.B13" office:value-type="string">
            <text:p text:style-name="P164">Accuracy <text:span text:style-name="T164">(%)</text:span></text:p>
          </table:table-cell>
          <table:table-cell table:style-name="Tabela6.C13" office:value-type="string">
            <text:p text:style-name="P194">89,82</text:p>
          </table:table-cell>
          <table:table-cell table:style-name="Tabela6.D13" office:value-type="string">
            <text:p text:style-name="P194">90,89</text:p>
          </table:table-cell>
          <table:table-cell table:style-name="Tabela6.E13" office:value-type="string">
            <text:p text:style-name="P194">97,32</text:p>
          </table:table-cell>
        </table:table-row>
        <table:table-row>
          <table:covered-table-cell/>
          <table:table-cell table:style-name="Tabela6.B13" office:value-type="string">
            <text:p text:style-name="P164">Recall <text:span text:style-name="T164">(%)</text:span></text:p>
          </table:table-cell>
          <table:table-cell table:style-name="Tabela6.C13" office:value-type="string">
            <text:p text:style-name="P194">-</text:p>
          </table:table-cell>
          <table:table-cell table:style-name="Tabela6.D13" office:value-type="string">
            <text:p text:style-name="P194">90,07</text:p>
          </table:table-cell>
          <table:table-cell table:style-name="Tabela6.E13" office:value-type="string">
            <text:p text:style-name="P194">95,44</text:p>
          </table:table-cell>
        </table:table-row>
        <table:table-row>
          <table:covered-table-cell/>
          <table:table-cell table:style-name="Tabela6.B13" office:value-type="string">
            <text:p text:style-name="P164">Precision <text:span text:style-name="T164">(%)</text:span></text:p>
          </table:table-cell>
          <table:table-cell table:style-name="Tabela6.C13" office:value-type="string">
            <text:p text:style-name="P194">-</text:p>
          </table:table-cell>
          <table:table-cell table:style-name="Tabela6.D13" office:value-type="string">
            <text:p text:style-name="P194">91,74</text:p>
          </table:table-cell>
          <table:table-cell table:style-name="Tabela6.E13" office:value-type="string">
            <text:p text:style-name="P194">99,18</text:p>
          </table:table-cell>
        </table:table-row>
        <table:table-row>
          <table:covered-table-cell/>
          <table:table-cell table:style-name="Tabela6.B13" office:value-type="string">
            <text:p text:style-name="P164">F1 Score <text:span text:style-name="T164">(%)</text:span></text:p>
          </table:table-cell>
          <table:table-cell table:style-name="Tabela6.C13" office:value-type="string">
            <text:p text:style-name="P194">-</text:p>
          </table:table-cell>
          <table:table-cell table:style-name="Tabela6.D13" office:value-type="string">
            <text:p text:style-name="P194">90,90</text:p>
          </table:table-cell>
          <table:table-cell table:style-name="Tabela6.E13" office:value-type="string">
            <text:p text:style-name="P194">97,28</text:p>
          </table:table-cell>
        </table:table-row>
        <table:table-row>
          <table:table-cell table:style-name="Tabela6.A14" table:number-rows-spanned="4" office:value-type="string">
            <text:p text:style-name="P169">Ka<text:span text:style-name="T164">g</text:span>gleMclntire </text:p>
          </table:table-cell>
          <table:table-cell table:style-name="Tabela6.B13" office:value-type="string">
            <text:p text:style-name="P164">Accuracy <text:span text:style-name="T164">(%)</text:span></text:p>
          </table:table-cell>
          <table:table-cell table:style-name="Tabela6.C13" office:value-type="string">
            <text:p text:style-name="P194">89,64</text:p>
          </table:table-cell>
          <table:table-cell table:style-name="Tabela6.D13" office:value-type="string">
            <text:p text:style-name="P194">90,41</text:p>
          </table:table-cell>
          <table:table-cell table:style-name="Tabela6.E13" office:value-type="string">
            <text:p text:style-name="P194">94,22</text:p>
          </table:table-cell>
        </table:table-row>
        <table:table-row table:style-name="Tabela6.12">
          <table:covered-table-cell/>
          <table:table-cell table:style-name="Tabela6.B13" office:value-type="string">
            <text:p text:style-name="P164">Recall <text:span text:style-name="T164">(%)</text:span></text:p>
          </table:table-cell>
          <table:table-cell table:style-name="Tabela6.C13" office:value-type="string">
            <text:p text:style-name="P194">-</text:p>
          </table:table-cell>
          <table:table-cell table:style-name="Tabela6.D13" office:value-type="string">
            <text:p text:style-name="P194">91,40</text:p>
          </table:table-cell>
          <table:table-cell table:style-name="Tabela6.E13" office:value-type="string">
            <text:p text:style-name="P194">95,55</text:p>
          </table:table-cell>
        </table:table-row>
        <table:table-row>
          <table:covered-table-cell/>
          <table:table-cell table:style-name="Tabela6.B13" office:value-type="string">
            <text:p text:style-name="P164">Precision <text:span text:style-name="T164">(%)</text:span></text:p>
          </table:table-cell>
          <table:table-cell table:style-name="Tabela6.C13" office:value-type="string">
            <text:p text:style-name="P194">-</text:p>
          </table:table-cell>
          <table:table-cell table:style-name="Tabela6.D13" office:value-type="string">
            <text:p text:style-name="P194">89,55</text:p>
          </table:table-cell>
          <table:table-cell table:style-name="Tabela6.E13" office:value-type="string">
            <text:p text:style-name="P194">93,13</text:p>
          </table:table-cell>
        </table:table-row>
        <table:table-row>
          <table:covered-table-cell/>
          <table:table-cell table:style-name="Tabela6.B14" office:value-type="string">
            <text:p text:style-name="P164">F1 Score <text:span text:style-name="T164">(%)</text:span></text:p>
          </table:table-cell>
          <table:table-cell table:style-name="Tabela6.C14" office:value-type="string">
            <text:p text:style-name="P194">-</text:p>
          </table:table-cell>
          <table:table-cell table:style-name="Tabela6.D14" office:value-type="string">
            <text:p text:style-name="P194">90,46</text:p>
          </table:table-cell>
          <table:table-cell table:style-name="Tabela6.E14" office:value-type="string">
            <text:p text:style-name="P194">94,32</text:p>
          </table:table-cell>
        </table:table-row>
      </table:table>
      <text:p text:style-name="P156">Fonte: Adaptado de <text:span text:style-name="T160">Gereme e Zhu</text:span> (201<text:span text:style-name="T160">9</text:span>)</text:p>
      <text:p text:style-name="P61"/>
      <text:p text:style-name="P161"><text:span text:style-name="T158"><text:tab/>Todos os três modelos apresentaram ótimos resultados em seus testes, no entanto a melhor acurácia obtida foi no </text:span><text:span text:style-name="T56">dataset </text:span><text:span text:style-name="T158">Kaggle a partir do modelo VDCNN, com 99,04 %, enquanto o LSTM obteve 95,67 % e Naive Bayes 89,64 % (GEREME; ZHU, 2019).</text:span></text:p>
      <text:p text:style-name="P161"><text:span text:style-name="T158"><text:tab/>De acordo com Gereme e Zhu (2019), considerando o conjunto de dados combinado e mais diversificado, </text:span><text:span text:style-name="T128">Ka</text:span><text:span text:style-name="T129">g</text:span><text:span text:style-name="T128">gleMclntire, </text:span><text:span text:style-name="T130">a </text:span><text:span text:style-name="T131">acurácia obtida a partir do modelo VDCNN </text:span><text:span text:style-name="T130">foi de</text:span><text:span text:style-name="T131"> </text:span><text:span text:style-name="T130">94,22</text:span><text:span text:style-name="T131"> %, enquanto o LSTM obteve </text:span><text:span text:style-name="T130">90,41</text:span><text:span text:style-name="T131"> % e Naive Bayes 89,64 %.</text:span></text:p>
      <text:p text:style-name="P216">REFERÊNCIAS</text:p>
      <text:p text:style-name="P215"/>
      <text:p text:style-name="P197">ADBULLAH, Malak; QAWASMEH, Ethar; TAWALBEH, Mais. Automatic Identification of Fake News Using Deep Learning. <text:span text:style-name="T30">2019 Sixth International Conference on Social Networks Analysis, Management and Security (SNAMS)</text:span>. IEEE. 2019.</text:p>
      <text:p text:style-name="P197"><text:span text:style-name="T120">AOS FATOS. </text:span><text:span text:style-name="T32">Aos Fatos | Valorize o que é real</text:span><text:span text:style-name="T120">. Disponível em: https://aosfatos.org/. Acesso em: 08 abr. 2020.</text:span></text:p>
      <text:p text:style-name="P198"><text:span text:style-name="T121">BARBOSA, Maria Luciene Sampaio; SANTI, Vilso Junior. A intencionalidade nas notícias falsas: A nota de repúdio como estratégia de defesa do jornalismo na era das</text:span><text:span text:style-name="T83"> fake news.</text:span><text:span text:style-name="T121"> </text:span><text:span text:style-name="T33">Revista Pan-amazônica de Comunicação</text:span><text:span text:style-name="T121">, Palmas, v. 3, n. 3, p. 93-109, 2019.</text:span></text:p>
      <text:p text:style-name="P196">BAUM, Matthew A. et al. The science of fake news. <text:span text:style-name="T30">American Association for the Advancement of Science</text:span>, 1200 New York Avenue NW, Washington, DC 20005. Vol. 359, mar. 2018.</text:p>
      <text:p text:style-name="P207">BENGIO, Yoshua; GOODFELLOW, Ian; COURVILLE, Aaron. <text:span text:style-name="T30">Deep Learning</text:span>. <text:span text:style-name="T165">The MIT Press, </text:span>2015.</text:p>
      <text:p text:style-name="P208">CHATURVEDI, Anumeha. <text:span text:style-name="T30">2019</text:span><text:span text:style-name="T31"> – </text:span><text:span text:style-name="T30">The year of fake news</text:span>. Disponível em:<text:span text:style-name="T74"> </text:span><text:span text:style-name="T73">https://economictimes.indiatimes.com/news/politics-and-nation/fake-news-still-a-menace-despite-government-crackdown-fact-checkers/articleshow/72895472.cms</text:span><text:span text:style-name="T74">. </text:span><text:span text:style-name="T75">Acesso em: 08 abr. 2020.</text:span></text:p>
      <text:p text:style-name="Standard">DENG, Li; YU, Dong. Deep Learning: Methods and Applications. <text:span text:style-name="T30">Foundations and Trends® in Signal Processing</text:span>. Vol. 7. 2013.</text:p>
      <text:p text:style-name="P199"><text:span text:style-name="T121">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1">, v. 18, n. 32, p. 155-169, 2018. Coimbra University Press.</text:span></text:p>
      <text:p text:style-name="Standard">FAKE NEWS. In: DICIONÁRIO Cambridge Advanced Learner’s Dictionary &amp; Thesaurus. Cambridge University Press, 2020.</text:p>
      <text:p text:style-name="P200"><text:span text:style-name="T121">FURTADO, Maria Inês Vasconcellos. Redes Neurais Artificiais: Uma Abordagem Para Sala </text:span><text:soft-page-break/><text:span text:style-name="T121">de Aula. </text:span><text:span text:style-name="T33">Ponta Grossa: Atena Editora</text:span><text:span text:style-name="T121">, 2019.</text:span></text:p>
      <text:p text:style-name="P204">FINOCCHIO, Marco Antonio Ferreira. <text:span text:style-name="T30">Noções de Redes Neurais Artificiais</text:span>. 2014. Universidade Tecnológica Federal do Paraná.</text:p>
      <text:p text:style-name="P205"><text:span text:style-name="T159">GEREME, Fantahun Bogale; ZHU, William. Early Detection of Fake News “Before It Flies High”. </text:span><text:span text:style-name="T35">Proceedings Of The 2nd International Conference On Big Data Technologies – Icbdt2019</text:span><text:span text:style-name="T159">, 2019. ACM Press.</text:span></text:p>
      <text:p text:style-name="P204"><text:span text:style-name="T159">GUALDA, Isabella Peres. </text:span><text:span text:style-name="T34">Aplicação de Redes Neurais Artificiais na Ciência e Tecnologia de Alimentos: Estudo de Casos</text:span><text:span text:style-name="T126">. 2008. 152 f. Dissertação (Mestrado) - Curso de Ciência de Alimentos, Universidade Estadual de Londrina, Londrina, 2008.</text:span></text:p>
      <text:p text:style-name="P213"><text:span text:style-name="T121">HAYKIN, Simon S. Neural networks and learning machines. Third. Upper Saddle River,</text:span><text:span text:style-name="T33"> NJ: Pearson Education</text:span><text:span text:style-name="T121">, 2009.</text:span></text:p>
      <text:p text:style-name="P213"><text:span text:style-name="T121">HOCHREITER, Sepp; SCHMIDHUBER, Jürgen. Long Short-Term Memory. </text:span><text:span text:style-name="T40">Neural Computation</text:span><text:span text:style-name="T176">, [s.l.], v. 9, n. 8, p. 1735-1780, nov. 1997. MIT Press - Journals. http://dx.doi.org/10.1162/neco.1997.9.8.1735.</text:span></text:p>
      <text:p text:style-name="P210"><text:span text:style-name="T121">IFCN. </text:span><text:span text:style-name="T33">IFCN Code of Principles</text:span><text:span text:style-name="T121">. Disponível em: https://ifcncodeofprinciples.poynter.org/signatories. Acesso em: 08 abr. 2020.</text:span></text:p>
      <text:p text:style-name="P214"><text:span text:style-name="T168">JONES, M. Tim. </text:span><text:span text:style-name="T37">Um mergulho profundo nas redes neurais recorrentes</text:span><text:span text:style-name="T168">. 2017. Disponível em: https://imasters.com.br/data/um-mergulho-profundo-nas-redes-neurais-recorrentes. Acesso em: 09 maio 2020.</text:span></text:p>
      <text:p text:style-name="P214"><text:span text:style-name="T168">KALIYAR, Rohit Kumar. Fake News Detection Using A Deep Neural Network. </text:span><text:span text:style-name="T37">2018 4th International Conference On Computing Communication And Automation (iccca)</text:span><text:span text:style-name="T168">, [s.l.], dez. 2018. IEEE.</text:span></text:p>
      <text:p text:style-name="P238"><text:span text:style-name="T168">LE, Xuan-hien et al. Application of Long Short-Term Memory (LSTM) Neural Network for Flood Forecasting. </text:span><text:span text:style-name="T37">Water</text:span><text:span text:style-name="T168">, [s.l.], v. 11, n. 7, p. 1387, 5 jul. 2019. MDPI AG. http://dx.doi.org/10.3390/w11071387</text:span><text:span text:style-name="T168">.</text:span></text:p>
      <text:p text:style-name="P238">LUPA, Equipe. <text:span text:style-name="T30">O que é a Agência Lupa?</text:span> 2015. Disponível em: https://piaui.folha.uol.com.br/lupa/2015/10/15/como-selecionamos-as-frases-que-serao-checadas/. Acesso em: 18 maio 2020.</text:p>
      <text:p text:style-name="P214"><text:soft-page-break/>MARUMO, <text:span text:style-name="T138">Fabiano Shiiti</text:span>. <text:span text:style-name="T30">Deep Learning para classificação de Fake News por sumarização de texto</text:span>. 2018. 54f. – Universidade Estadual de Londrina, Londrina, 2018.</text:p>
      <text:p text:style-name="P212"><text:span text:style-name="T175">NELSON, David Michael Quirino. </text:span><text:span text:style-name="T39">Uso de redes neurais recorrentes para previsão de séries temporais financeiras</text:span><text:span text:style-name="T175">. 2017. 73 f. Dissertação (Mestrado) - Curso de Ciência da Computação, Instituto de Ciências Exatas da Universidade Federal de Minas Gerais, Belo Horizonte, 2017.</text:span></text:p>
      <text:p text:style-name="P203">OLAH, Christopher. <text:span text:style-name="T30">Understanding LSTM Networks</text:span>. 2015. <text:span text:style-name="T121">Disponível em: </text:span>http://colah.github.io/posts/2015-08-Understanding-LSTMs/<text:span text:style-name="T121">. Acesso em: 13 abr. 2020.</text:span></text:p>
      <text:p text:style-name="P201"><text:span text:style-name="T121">RIBEIRO, Márcio Moretto; ORTELLADO, Pablo. O que são e como lidar com as notícias falsas. </text:span><text:span text:style-name="T33">Revista Internacional de Direitos Humanos</text:span><text:span text:style-name="T121">, Sc, v. 5, p. 71-83, 2018.</text:span></text:p>
      <text:p text:style-name="P202"><text:span text:style-name="T121">SPINELLI, Egle Müller; SANTOS, Jéssica de Almeida. JORNALISMO NA ERA DA PÓS-VERDADE: fact-checking como ferramenta de combate às fake news. </text:span><text:span text:style-name="T33">Revista Observatório</text:span><text:span text:style-name="T121">, [s.l.], v. 4, n. 3, p. 759-782, 29 abr. 2018. Universidade Federal do Tocantins.</text:span></text:p>
      <text:p text:style-name="P209"><text:span text:style-name="T121">RODRIGUES, Welington Galvão. </text:span><text:span text:style-name="T33">Predição de Diâmetros e Cálculo de Volume de Clones de Eucalipto</text:span><text:span text:style-name="T127">: uma abordagem com redes multilayer perceptron e long-short term memory</text:span><text:span text:style-name="T121">. 2019. 95 f. Dissertação (Mestrado) - Curso de Ciência da Computação, Universidade Federal de Goiás, Goiânia, 2019.</text:span></text:p>
      <text:p text:style-name="P209"><text:span text:style-name="T121">TANDOC, Edson C.; LIM, Zheng Wei; LING, Richard. Defining “Fake News”. </text:span><text:span text:style-name="T36">Digital Journalism</text:span><text:span text:style-name="T166">, [s.l.], v. 6, n. 2, p. 137-153, 30 ago. 2017. Informa UK Limited.</text:span></text:p>
      <text:p text:style-name="P211"><text:span text:style-name="T95">TIN, Pham T. A Study on Deep Learning for Fake News Detection. </text:span><text:span text:style-name="T30">Japan Advanced Institute of Science and Technology</text:span>. Mar, 2018.</text:p>
      <text:p text:style-name="P211"><text:span text:style-name="T169">TRAUMANN, Thomas. </text:span><text:span text:style-name="T38">Como a indústria de notícias falsas dominou a eleição da França</text:span><text:span text:style-name="T16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06"><text:span text:style-name="T121">VERMA, Abhishek; MITTAL, Vanshika; DAWN, Suma. FIND: Fake Information and News Detections using Deep Learning. </text:span><text:span text:style-name="T33">2019 Twelfth International Conference On Contemporary Computing (ic3)</text:span><text:span text:style-name="T121">, ago. 2019. IE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Roboto, Arial, sans-serif"/>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in" fo:margin-bottom="0.139in"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1665in" fo:margin-bottom="0.0835in"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0.5in" fo:margin-right="0in" fo:text-indent="0in" style:auto-text-indent="false"/>
    </style:style>
    <style:style style:name="Normal_20__28_Web_29_" style:display-name="Normal (Web)" style:family="paragraph" style:parent-style-name="Padrão" style:default-outline-level="">
      <style:paragraph-properties fo:margin-top="0.0193in" fo:margin-bottom="0.0193in" loext:contextual-spacing="false" style:line-height-at-least="0.0693in"/>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in" fo:margin-bottom="0in" loext:contextual-spacing="false" style:line-height-at-least="0.0693in"/>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Footer" style:family="paragraph" style:parent-style-name="Padrão"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in" fo:margin-bottom="0in" loext:contextual-spacing="false" style:line-height-at-least="0.0693in" fo:text-align="start" style:justify-single-word="false" fo:orphans="2" fo:widows="2" fo:keep-with-next="always" style:writing-mode="lr-tb">
        <style:tab-stops>
          <style:tab-stop style:position="0.5in"/>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39</text:page-number></text:p>
      </style:header>
    </style:master-page>
    <style:master-page style:name="First_20_Page" style:display-name="First Page" style:page-layout-name="Mpm1" style:next-style-name="Standard">
      <style:header>
        <text:p text:style-name="MP2"><draw:frame draw:style-name="Mfr1" draw:name="Imagem 1" text:anchor-type="char" svg:x="2.839in" svg:y="-0.2354in" svg:width="0.5583in" svg:height="0.5138in" draw:z-index="0"><draw:image xlink:href="Pictures/100000000000005700000059165D5FF3AF79DBC7.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8T21:27:46.602083510</dc:date>
    <meta:editing-cycles>431</meta:editing-cycles>
    <meta:editing-duration>P1DT8H49M30S</meta:editing-duration>
    <meta:generator>LibreOffice/6.0.7.3$Linux_X86_64 LibreOffice_project/00m0$Build-3</meta:generator>
    <meta:document-statistic meta:table-count="6" meta:image-count="14" meta:object-count="0" meta:page-count="40" meta:paragraph-count="497" meta:word-count="10163" meta:character-count="64849" meta:non-whitespace-character-count="54982"/>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